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in"/>
    </style:style>
    <style:style style:name="Table3.D" style:family="table-column">
      <style:table-column-properties style:column-width="1.739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3.4375in"/>
    </style:style>
    <style:style style:name="Table13.B" style:family="table-column">
      <style:table-column-properties style:column-width="3.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in"/>
    </style:style>
    <style:style style:name="Table6.D" style:family="table-column">
      <style:table-column-properties style:column-width="1.7396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81d41a"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6875in"/>
    </style:style>
    <style:style style:name="Table24.B" style:family="table-column">
      <style:table-column-properties style:column-width="1.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81d41a"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5983b0"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left="0.05pt solid #000000" fo:border-right="0.05pt solid #000000" fo:border-top="0.05pt solid #000000" fo:border-bottom="none"/>
    </style:style>
    <style:style style:name="Table22.A2"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5" style:family="table">
      <style:table-properties style:width="3.3646in" fo:margin-left="0in" table:align="left"/>
    </style:style>
    <style:style style:name="Table45.A" style:family="table-column">
      <style:table-column-properties style:column-width="1.5in"/>
    </style:style>
    <style:style style:name="Table45.B" style:family="table-column">
      <style:table-column-properties style:column-width="1.864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5in"/>
    </style:style>
    <style:style style:name="Table33.B" style:family="table-column">
      <style:table-column-properties style:column-width="1.864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43" style:family="table">
      <style:table-properties style:width="3.3625in" table:align="margins"/>
    </style:style>
    <style:style style:name="Table43.A" style:family="table-column">
      <style:table-column-properties style:column-width="3.3625in" style:rel-column-width="65535*"/>
    </style:style>
    <style:style style:name="Table43.A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paragraph-properties fo:text-align="center" style:justify-single-word="false"/>
      <style:text-properties officeooo:rsid="007dfb7c" officeooo:paragraph-rsid="009805f1"/>
    </style:style>
    <style:style style:name="P6" style:family="paragraph" style:parent-style-name="Standard">
      <style:text-properties officeooo:rsid="0011be6b" officeooo:paragraph-rsid="009805f1"/>
    </style:style>
    <style:style style:name="P7" style:family="paragraph" style:parent-style-name="Table_20_Contents">
      <style:paragraph-properties fo:text-align="end" style:justify-single-word="false"/>
      <style:text-properties officeooo:rsid="0011be6b" officeooo:paragraph-rsid="009805f1"/>
    </style:style>
    <style:style style:name="P8" style:family="paragraph" style:parent-style-name="Standard">
      <style:text-properties style:use-window-font-color="true" loext:opacity="0%" officeooo:rsid="0038adaf" officeooo:paragraph-rsid="011b66c5"/>
    </style:style>
    <style:style style:name="P9" style:family="paragraph" style:parent-style-name="Standard">
      <style:text-properties style:use-window-font-color="true" loext:opacity="0%" officeooo:rsid="0038adaf" officeooo:paragraph-rsid="01021834"/>
    </style:style>
    <style:style style:name="P10"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dd3fb3"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9f68d"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ec232" style:font-style-asian="italic" style:font-weight-asian="bold" style:font-style-complex="italic" style:font-weight-complex="bold"/>
    </style:style>
    <style:style style:name="P14"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20ed0e9" style:font-style-asian="italic" style:font-weight-asian="bold" style:font-style-complex="italic" style:font-weight-complex="bold"/>
    </style:style>
    <style:style style:name="P15"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6"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7a26b2" style:font-style-asian="italic" style:font-weight-asian="bold" style:font-style-complex="italic" style:font-weight-complex="bold"/>
    </style:style>
    <style:style style:name="P17"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916fae" style:font-style-asian="italic" style:font-weight-asian="bold" style:font-style-complex="italic" style:font-weight-complex="bold"/>
    </style:style>
    <style:style style:name="P18"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a142be" style:font-style-asian="italic" style:font-weight-asian="bold" style:font-style-complex="italic" style:font-weight-complex="bold"/>
    </style:style>
    <style:style style:name="P19"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20" style:family="paragraph" style:parent-style-name="Standard">
      <style:text-properties style:use-window-font-color="true" loext:opacity="0%" style:font-name="Liberation Sans" fo:font-size="15pt" fo:font-style="italic" style:text-underline-style="solid" style:text-underline-width="auto" style:text-underline-color="font-color" fo:font-weight="bold" officeooo:rsid="0117b9ef" officeooo:paragraph-rsid="020ed0e9" style:font-name-asian="Microsoft YaHei" style:font-size-asian="15pt" style:font-style-asian="italic" style:font-weight-asian="bold" style:font-name-complex="Lucida Sans" style:font-size-complex="15pt" style:font-style-complex="italic" style:font-weight-complex="bold"/>
    </style:style>
    <style:style style:name="P21"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22"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fec232" style:font-size-asian="15pt" style:font-style-asian="italic" style:font-weight-asian="bold" style:font-size-complex="15pt" style:font-style-complex="italic" style:font-weight-complex="bold"/>
    </style:style>
    <style:style style:name="P23"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6de89" officeooo:paragraph-rsid="01b8679b" style:font-size-asian="11pt" style:font-style-asian="normal" style:font-weight-asian="normal" style:font-size-complex="11pt" style:font-style-complex="normal" style:font-weight-complex="normal"/>
    </style:style>
    <style:style style:name="P2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1da61b8" officeooo:paragraph-rsid="01a445aa" style:font-size-asian="11pt" style:font-style-asian="normal" style:font-weight-asian="normal" style:font-size-complex="11pt" style:font-style-complex="normal" style:font-weight-complex="normal"/>
    </style:style>
    <style:style style:name="P2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use-window-font-color="true" loext:opacity="0%" style:font-name="Liberation Serif" fo:font-size="11pt" fo:font-style="normal" style:text-underline-style="none" fo:font-weight="normal" officeooo:rsid="0038adaf" officeooo:paragraph-rsid="020ed0e9" style:font-size-asian="11pt" style:font-style-asian="normal" style:font-weight-asian="normal" style:font-size-complex="11pt" style:font-style-complex="normal" style:font-weight-complex="normal"/>
    </style:style>
    <style:style style:name="P26"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27"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8"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29" style:family="paragraph" style:parent-style-name="Table_20_Contents">
      <style:text-properties officeooo:rsid="00b32c6d" officeooo:paragraph-rsid="00b32c6d"/>
    </style:style>
    <style:style style:name="P30" style:family="paragraph" style:parent-style-name="Table_20_Contents">
      <style:text-properties officeooo:rsid="00b99ca0" officeooo:paragraph-rsid="00b99ca0"/>
    </style:style>
    <style:style style:name="P31" style:family="paragraph" style:parent-style-name="Table_20_Contents">
      <style:paragraph-properties fo:text-align="center" style:justify-single-word="false"/>
      <style:text-properties officeooo:rsid="00b99ca0" officeooo:paragraph-rsid="00b99ca0"/>
    </style:style>
    <style:style style:name="P32" style:family="paragraph" style:parent-style-name="Table_20_Contents">
      <style:text-properties fo:font-size="15pt" officeooo:rsid="0011be6b" officeooo:paragraph-rsid="009805f1" style:font-size-asian="15pt" style:font-size-complex="15pt"/>
    </style:style>
    <style:style style:name="P33"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34" style:family="paragraph" style:parent-style-name="Standard">
      <style:text-properties fo:font-size="15pt" fo:font-style="italic" style:text-underline-style="solid" style:text-underline-width="auto" style:text-underline-color="font-color" fo:font-weight="bold" officeooo:rsid="0117b9ef" officeooo:paragraph-rsid="01f9f68d" style:font-size-asian="15pt" style:font-style-asian="italic" style:font-weight-asian="bold" style:font-size-complex="15pt" style:font-style-complex="italic" style:font-weight-complex="bold"/>
    </style:style>
    <style:style style:name="P35" style:family="paragraph" style:parent-style-name="Standard">
      <style:text-properties fo:font-size="15pt" fo:font-style="italic" style:text-underline-style="solid" style:text-underline-width="auto" style:text-underline-color="font-color" fo:font-weight="bold" officeooo:rsid="0117b9ef" officeooo:paragraph-rsid="01e93eb7" style:font-size-asian="15pt" style:font-style-asian="italic" style:font-weight-asian="bold" style:font-size-complex="15pt" style:font-style-complex="italic" style:font-weight-complex="bold"/>
    </style:style>
    <style:style style:name="P3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7a26b2" style:font-size-asian="11pt" style:font-style-asian="normal" style:font-weight-asian="bold" style:font-size-complex="11pt" style:font-style-complex="normal" style:font-weight-complex="bold"/>
    </style:style>
    <style:style style:name="P3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b9e17a" style:font-size-asian="11pt" style:font-style-asian="normal" style:font-weight-asian="bold" style:font-size-complex="11pt" style:font-style-complex="normal"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b9e17a" officeooo:paragraph-rsid="01b9e17a" style:font-size-asian="11pt" style:font-style-asian="normal" style:font-weight-asian="bold" style:font-size-complex="11pt" style:font-style-complex="normal" style:font-weight-complex="bold"/>
    </style:style>
    <style:style style:name="P3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6d0e4" officeooo:paragraph-rsid="01f9f68d" style:font-size-asian="11pt" style:font-style-asian="normal" style:font-weight-asian="bold" style:font-size-complex="11pt" style:font-style-complex="normal" style:font-weight-complex="bold"/>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93eb7" officeooo:paragraph-rsid="01fec232" style:font-size-asian="11pt" style:font-style-asian="normal" style:font-weight-asian="bold" style:font-size-complex="11pt" style:font-style-complex="normal" style:font-weight-complex="bold"/>
    </style:style>
    <style:style style:name="P4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0ed0e9" officeooo:paragraph-rsid="020ed0e9" style:font-size-asian="11pt" style:font-style-asian="normal" style:font-weight-asian="bold" style:font-size-complex="11pt" style:font-style-complex="normal" style:font-weight-complex="bold"/>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officeooo:rsid="011d20c6" officeooo:paragraph-rsid="017a26b2" fo:background-color="#81d41a" style:font-size-asian="11pt" style:font-style-asian="normal" style:font-size-complex="11pt" style:font-style-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7a26b2" style:font-size-asian="11pt" style:font-style-asian="normal" style:font-size-complex="11pt" style:font-style-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b9e17a" style:font-size-asian="11pt" style:font-style-asian="normal" style:font-size-complex="11pt" style:font-style-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b9e17a" officeooo:paragraph-rsid="01b9e17a" style:font-size-asian="11pt" style:font-style-asian="normal" style:font-size-complex="11pt" style:font-style-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b9e17a" officeooo:paragraph-rsid="01b9e17a" style:font-size-asian="11pt" style:font-style-asian="normal" style:font-weight-asian="normal" style:font-size-complex="11pt" style:font-style-complex="normal"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1f9f68d" style:font-size-asian="11pt" style:font-style-asian="normal" style:font-weight-asian="normal" style:font-size-complex="11pt" style:font-style-complex="normal"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93eb7" officeooo:paragraph-rsid="0202caad"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Liberation Serif" fo:font-size="11pt" fo:font-weight="bold" officeooo:rsid="01c0311d" officeooo:paragraph-rsid="010adb6c" style:font-size-asian="11pt" style:font-weight-asian="bold" style:font-size-complex="11pt" style:font-weight-complex="bold"/>
    </style:style>
    <style:style style:name="P50" style:family="paragraph" style:parent-style-name="Table_20_Contents">
      <style:paragraph-properties fo:text-align="start" style:justify-single-word="false"/>
      <style:text-properties style:font-name="Liberation Serif" fo:font-size="11pt" fo:font-weight="bold" officeooo:rsid="01c0311d" officeooo:paragraph-rsid="01a445aa" style:font-size-asian="11pt" style:font-weight-asian="bold" style:font-size-complex="11pt" style:font-weight-complex="bold"/>
    </style:style>
    <style:style style:name="P51" style:family="paragraph" style:parent-style-name="Table_20_Contents">
      <style:paragraph-properties fo:text-align="start" style:justify-single-word="false"/>
      <style:text-properties style:font-name="Liberation Serif" fo:font-size="11pt" fo:font-weight="bold" officeooo:rsid="01c0311d" officeooo:paragraph-rsid="01df7495" style:font-size-asian="11pt" style:font-weight-asian="bold" style:font-size-complex="11pt" style:font-weight-complex="bold"/>
    </style:style>
    <style:style style:name="P52" style:family="paragraph" style:parent-style-name="Text_20_body">
      <style:paragraph-properties fo:break-before="page"/>
      <style:text-properties fo:color="#a1467e" loext:opacity="100%" officeooo:rsid="0013302e" officeooo:paragraph-rsid="009805f1"/>
    </style:style>
    <style:style style:name="P53" style:family="paragraph" style:parent-style-name="Text_20_body">
      <style:text-properties fo:color="#a1467e" loext:opacity="100%" officeooo:rsid="0013302e" officeooo:paragraph-rsid="00dc03c9"/>
    </style:style>
    <style:style style:name="P54" style:family="paragraph" style:parent-style-name="Text_20_body">
      <style:paragraph-properties fo:break-before="column"/>
      <style:text-properties fo:color="#a1467e" loext:opacity="100%" officeooo:rsid="0013302e" officeooo:paragraph-rsid="017a26b2"/>
    </style:style>
    <style:style style:name="P55" style:family="paragraph" style:parent-style-name="Text_20_body">
      <style:text-properties fo:color="#a1467e" loext:opacity="100%" officeooo:rsid="0013302e" officeooo:paragraph-rsid="017a26b2"/>
    </style:style>
    <style:style style:name="P56" style:family="paragraph" style:parent-style-name="Text_20_body">
      <style:text-properties fo:color="#a1467e" loext:opacity="100%" officeooo:rsid="002c66f3" officeooo:paragraph-rsid="00dc03c9"/>
    </style:style>
    <style:style style:name="P57" style:family="paragraph" style:parent-style-name="Standard">
      <style:text-properties officeooo:paragraph-rsid="010adb6c"/>
    </style:style>
    <style:style style:name="P58"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59" style:family="paragraph" style:parent-style-name="Text_20_body">
      <loext:graphic-properties draw:fill-hatch-name="hatch"/>
      <style:paragraph-properties fo:margin-top="0in" fo:margin-bottom="0in" style:contextual-spacing="false" fo:line-height="100%"/>
      <style:text-properties fo:font-size="11pt" officeooo:paragraph-rsid="0191ee5c" style:font-size-asian="11pt" style:font-size-complex="11pt"/>
    </style:style>
    <style:style style:name="P60" style:family="paragraph" style:parent-style-name="Text_20_body">
      <loext:graphic-properties draw:fill-hatch-name="hatch"/>
      <style:paragraph-properties fo:margin-top="0in" fo:margin-bottom="0in" style:contextual-spacing="false" fo:line-height="100%"/>
      <style:text-properties fo:font-size="11pt" officeooo:paragraph-rsid="019a2094" style:font-size-asian="11pt" style:font-size-complex="11pt"/>
    </style:style>
    <style:style style:name="P61" style:family="paragraph" style:parent-style-name="Text_20_body">
      <loext:graphic-properties draw:fill-hatch-name="hatch"/>
      <style:paragraph-properties fo:margin-top="0in" fo:margin-bottom="0in" style:contextual-spacing="false" fo:line-height="100%"/>
      <style:text-properties fo:font-size="11pt" officeooo:paragraph-rsid="01808ac2" style:font-size-asian="11pt" style:font-size-complex="11pt"/>
    </style:style>
    <style:style style:name="P62" style:family="paragraph" style:parent-style-name="Text_20_body">
      <loext:graphic-properties draw:fill-hatch-name="hatch"/>
      <style:paragraph-properties fo:margin-top="0in" fo:margin-bottom="0in" style:contextual-spacing="false" fo:line-height="100%"/>
      <style:text-properties fo:font-size="11pt" officeooo:paragraph-rsid="01a049ef" style:font-size-asian="11pt" style:font-size-complex="11pt"/>
    </style:style>
    <style:style style:name="P63" style:family="paragraph" style:parent-style-name="Text_20_body">
      <loext:graphic-properties draw:fill-hatch-name="hatch"/>
      <style:paragraph-properties fo:margin-top="0in" fo:margin-bottom="0in" style:contextual-spacing="false" fo:line-height="100%"/>
      <style:text-properties fo:font-size="11pt" officeooo:paragraph-rsid="01a142be" style:font-size-asian="11pt" style:font-size-complex="11pt"/>
    </style:style>
    <style:style style:name="P64" style:family="paragraph" style:parent-style-name="Text_20_body">
      <loext:graphic-properties draw:fill-hatch-name="hatch"/>
      <style:paragraph-properties fo:margin-top="0in" fo:margin-bottom="0in" style:contextual-spacing="false" fo:line-height="100%"/>
      <style:text-properties fo:font-size="11pt" officeooo:paragraph-rsid="01a445aa" style:font-size-asian="11pt" style:font-size-complex="11pt"/>
    </style:style>
    <style:style style:name="P65" style:family="paragraph" style:parent-style-name="Text_20_body">
      <loext:graphic-properties draw:fill-hatch-name="hatch"/>
      <style:paragraph-properties fo:margin-top="0in" fo:margin-bottom="0in" style:contextual-spacing="false" fo:line-height="100%"/>
      <style:text-properties fo:font-size="11pt" officeooo:paragraph-rsid="01a51a72" style:font-size-asian="11pt" style:font-size-complex="11pt"/>
    </style:style>
    <style:style style:name="P66" style:family="paragraph" style:parent-style-name="Text_20_body">
      <loext:graphic-properties draw:fill-hatch-name="hatch"/>
      <style:paragraph-properties fo:margin-top="0in" fo:margin-bottom="0in" style:contextual-spacing="false" fo:line-height="100%"/>
      <style:text-properties fo:font-size="11pt" officeooo:paragraph-rsid="01dd3fb3" style:font-size-asian="11pt" style:font-size-complex="11pt"/>
    </style:style>
    <style:style style:name="P67" style:family="paragraph" style:parent-style-name="Text_20_body">
      <loext:graphic-properties draw:fill-hatch-name="hatch"/>
      <style:paragraph-properties fo:margin-top="0in" fo:margin-bottom="0in" style:contextual-spacing="false" fo:line-height="100%"/>
      <style:text-properties fo:font-size="11pt" officeooo:paragraph-rsid="01df7495" style:font-size-asian="11pt" style:font-size-complex="11pt"/>
    </style:style>
    <style:style style:name="P68" style:family="paragraph" style:parent-style-name="Text_20_body">
      <loext:graphic-properties draw:fill-hatch-name="hatch"/>
      <style:paragraph-properties fo:margin-top="0in" fo:margin-bottom="0in" style:contextual-spacing="false" fo:line-height="100%"/>
      <style:text-properties fo:font-size="11pt" officeooo:paragraph-rsid="0155992d" style:font-size-asian="11pt" style:font-size-complex="11pt"/>
    </style:style>
    <style:style style:name="P69" style:family="paragraph" style:parent-style-name="Text_20_body">
      <loext:graphic-properties draw:fill-hatch-name="hatch"/>
      <style:paragraph-properties fo:margin-top="0in" fo:margin-bottom="0in" style:contextual-spacing="false" fo:line-height="100%"/>
      <style:text-properties fo:font-size="11pt" officeooo:paragraph-rsid="01945160" style:font-size-asian="11pt" style:font-size-complex="11pt"/>
    </style:style>
    <style:style style:name="P70" style:family="paragraph" style:parent-style-name="Table_20_Contents">
      <style:paragraph-properties fo:text-align="start" style:justify-single-word="false"/>
      <style:text-properties fo:font-size="11pt" officeooo:paragraph-rsid="01b8679b" style:font-size-asian="11pt" style:font-size-complex="11pt"/>
    </style:style>
    <style:style style:name="P71" style:family="paragraph" style:parent-style-name="Table_20_Contents">
      <style:paragraph-properties fo:text-align="start" style:justify-single-word="false"/>
      <style:text-properties fo:font-size="11pt" officeooo:paragraph-rsid="01e92a8c" style:font-size-asian="11pt" style:font-size-complex="11pt"/>
    </style:style>
    <style:style style:name="P72" style:family="paragraph" style:parent-style-name="Table_20_Contents">
      <style:paragraph-properties fo:text-align="start" style:justify-single-word="false"/>
      <style:text-properties fo:font-size="11pt" officeooo:paragraph-rsid="01f13d37" style:font-size-asian="11pt" style:font-size-complex="11pt"/>
    </style:style>
    <style:style style:name="P73" style:family="paragraph" style:parent-style-name="Table_20_Contents">
      <style:paragraph-properties fo:text-align="end" style:justify-single-word="false"/>
      <style:text-properties fo:font-size="11pt" officeooo:rsid="0011be6b" officeooo:paragraph-rsid="009805f1" style:font-size-asian="11pt" style:font-size-complex="11pt"/>
    </style:style>
    <style:style style:name="P74" style:family="paragraph" style:parent-style-name="Table_20_Contents">
      <style:text-properties fo:font-size="11pt" officeooo:rsid="0064a674" officeooo:paragraph-rsid="00d801dd" style:font-size-asian="11pt" style:font-size-complex="11pt"/>
    </style:style>
    <style:style style:name="P75" style:family="paragraph" style:parent-style-name="Table_20_Contents">
      <style:text-properties fo:font-size="11pt" officeooo:rsid="017a8ca4" officeooo:paragraph-rsid="017a8ca4" style:font-size-asian="11pt" style:font-size-complex="11pt"/>
    </style:style>
    <style:style style:name="P76" style:family="paragraph" style:parent-style-name="Text_20_body">
      <loext:graphic-properties draw:fill-hatch-name="hatch"/>
      <style:paragraph-properties fo:margin-top="0in" fo:margin-bottom="0in" style:contextual-spacing="false" fo:line-height="100%"/>
      <style:text-properties fo:font-size="11pt" officeooo:rsid="020c3992" officeooo:paragraph-rsid="020c3992" style:font-size-asian="11pt" style:font-size-complex="11pt"/>
    </style:style>
    <style:style style:name="P77" style:family="paragraph" style:parent-style-name="Table_20_Bullet">
      <style:text-properties fo:font-size="11pt" officeooo:rsid="01864436" officeooo:paragraph-rsid="017a26b2" style:font-size-asian="11pt" style:font-size-complex="11pt"/>
    </style:style>
    <style:style style:name="P78" style:family="paragraph" style:parent-style-name="Table_20_Contents">
      <style:paragraph-properties fo:text-align="start" style:justify-single-word="false"/>
      <style:text-properties fo:font-size="11pt" fo:font-style="normal" fo:font-weight="normal" officeooo:rsid="01a049ef" officeooo:paragraph-rsid="01f13d37" style:font-size-asian="11pt" style:font-style-asian="normal" style:font-weight-asian="normal" style:font-size-complex="11pt" style:font-style-complex="normal" style:font-weight-complex="normal"/>
    </style:style>
    <style:style style:name="P79" style:family="paragraph" style:parent-style-name="Table_20_Contents">
      <style:text-properties fo:font-size="11pt" fo:font-style="italic" style:text-underline-style="solid" style:text-underline-width="auto" style:text-underline-color="font-color" fo:font-weight="bold" officeooo:rsid="00ad3654" officeooo:paragraph-rsid="011b66c5" style:font-size-asian="11pt" style:font-style-asian="italic" style:font-weight-asian="bold" style:font-size-complex="11pt" style:font-style-complex="italic" style:font-weight-complex="bold"/>
    </style:style>
    <style:style style:name="P80" style:family="paragraph" style:parent-style-name="Standard">
      <style:text-properties officeooo:paragraph-rsid="009805f1"/>
    </style:style>
    <style:style style:name="P81" style:family="paragraph" style:parent-style-name="Standard">
      <style:text-properties officeooo:paragraph-rsid="013d3004"/>
    </style:style>
    <style:style style:name="P82" style:family="paragraph" style:parent-style-name="Standard">
      <style:text-properties officeooo:paragraph-rsid="01a142be"/>
    </style:style>
    <style:style style:name="P83" style:family="paragraph" style:parent-style-name="Table_20_Contents">
      <style:text-properties fo:font-size="10pt" officeooo:rsid="00af6921" officeooo:paragraph-rsid="00af6921" style:font-size-asian="10pt" style:font-size-complex="10pt"/>
    </style:style>
    <style:style style:name="P84" style:family="paragraph" style:parent-style-name="Table_20_Contents">
      <style:text-properties fo:font-size="10pt" officeooo:rsid="00b03ec6" officeooo:paragraph-rsid="01afdf37" style:font-size-asian="10pt" style:font-size-complex="10pt"/>
    </style:style>
    <style:style style:name="P85" style:family="paragraph" style:parent-style-name="Standard">
      <style:text-properties officeooo:paragraph-rsid="01a445aa"/>
    </style:style>
    <style:style style:name="P86" style:family="paragraph" style:parent-style-name="Standard">
      <style:text-properties officeooo:paragraph-rsid="01dd3fb3"/>
    </style:style>
    <style:style style:name="P87" style:family="paragraph" style:parent-style-name="Standard">
      <style:text-properties officeooo:paragraph-rsid="01df7495"/>
    </style:style>
    <style:style style:name="P88" style:family="paragraph" style:parent-style-name="Standard">
      <style:text-properties officeooo:paragraph-rsid="01808ac2"/>
    </style:style>
    <style:style style:name="P89" style:family="paragraph" style:parent-style-name="Standard">
      <style:paragraph-properties fo:break-before="column"/>
      <style:text-properties officeooo:paragraph-rsid="01808ac2"/>
    </style:style>
    <style:style style:name="P90" style:family="paragraph" style:parent-style-name="Table_20_Contents">
      <style:paragraph-properties fo:text-align="start" style:justify-single-word="false"/>
      <style:text-properties officeooo:paragraph-rsid="01dd3fb3"/>
    </style:style>
    <style:style style:name="P91" style:family="paragraph" style:parent-style-name="Table_20_Contents">
      <style:paragraph-properties fo:text-align="start" style:justify-single-word="false"/>
      <style:text-properties officeooo:paragraph-rsid="020a9189"/>
    </style:style>
    <style:style style:name="P92" style:family="paragraph" style:parent-style-name="Table_20_Contents">
      <style:paragraph-properties fo:text-align="center" style:justify-single-word="false"/>
      <style:text-properties officeooo:rsid="01d12848" officeooo:paragraph-rsid="01d12848"/>
    </style:style>
    <style:style style:name="P93" style:family="paragraph" style:parent-style-name="Ability_20_Title">
      <style:text-properties style:use-window-font-color="true" loext:opacity="0%" style:font-name="Liberation Serif" fo:font-size="15pt" fo:font-style="italic" fo:font-weight="bold" officeooo:rsid="01b81797" officeooo:paragraph-rsid="01b81797" style:font-name-asian="Microsoft YaHei" style:font-size-asian="15pt" style:font-style-asian="italic" style:font-weight-asian="bold" style:font-name-complex="Lucida Sans" style:font-size-complex="15pt" style:font-style-complex="italic" style:font-weight-complex="bold"/>
    </style:style>
    <style:style style:name="P94" style:family="paragraph" style:parent-style-name="Ability_20_Title">
      <style:text-properties style:use-window-font-color="true" loext:opacity="0%" style:font-name="Liberation Serif" fo:font-size="15pt" fo:font-style="italic" fo:font-weight="bold" officeooo:rsid="01dd3fb3" officeooo:paragraph-rsid="01dd3fb3" style:font-name-asian="Microsoft YaHei" style:font-size-asian="15pt" style:font-style-asian="italic" style:font-weight-asian="bold" style:font-name-complex="Lucida Sans" style:font-size-complex="15pt" style:font-style-complex="italic" style:font-weight-complex="bold"/>
    </style:style>
    <style:style style:name="P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a61b8" officeooo:paragraph-rsid="01da61b8" style:font-name-asian="Microsoft YaHei" style:font-size-asian="15pt" style:font-style-asian="italic" style:font-weight-asian="bold" style:font-name-complex="Lucida Sans" style:font-size-complex="15pt" style:font-style-complex="italic" style:font-weight-complex="bold"/>
    </style:style>
    <style:style style:name="P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1ee5c" officeooo:paragraph-rsid="01a445aa" style:font-name-asian="Microsoft YaHei" style:font-size-asian="15pt" style:font-style-asian="italic" style:font-weight-asian="bold" style:font-name-complex="Lucida Sans" style:font-size-complex="15pt" style:font-style-complex="italic" style:font-weight-complex="bold"/>
    </style:style>
    <style:style style:name="P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99b65" officeooo:paragraph-rsid="01df7495" style:font-name-asian="Microsoft YaHei" style:font-size-asian="15pt" style:font-style-asian="italic" style:font-weight-asian="bold" style:font-name-complex="Lucida Sans" style:font-size-complex="15pt" style:font-style-complex="italic" style:font-weight-complex="bold"/>
    </style:style>
    <style:style style:name="P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88385" officeooo:paragraph-rsid="01d88385" style:font-name-asian="Microsoft YaHei" style:font-size-asian="15pt" style:font-style-asian="italic" style:font-weight-asian="bold" style:font-name-complex="Lucida Sans" style:font-size-complex="15pt" style:font-style-complex="italic" style:font-weight-complex="bold"/>
    </style:style>
    <style:style style:name="P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fe40d" officeooo:paragraph-rsid="01dfe40d" style:font-name-asian="Microsoft YaHei" style:font-size-asian="15pt" style:font-style-asian="italic" style:font-weight-asian="bold" style:font-name-complex="Lucida Sans" style:font-size-complex="15pt" style:font-style-complex="italic" style:font-weight-complex="bold"/>
    </style:style>
    <style:style style:name="P1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a2094" officeooo:paragraph-rsid="019a2094" style:font-name-asian="Microsoft YaHei" style:font-size-asian="15pt" style:font-style-asian="italic" style:font-weight-asian="bold" style:font-name-complex="Lucida Sans" style:font-size-complex="15pt" style:font-style-complex="italic" style:font-weight-complex="bold"/>
    </style:style>
    <style:style style:name="P1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3" style:family="paragraph" style:parent-style-name="Table_20_Bullet" style:list-style-name="L1">
      <style:text-properties fo:font-size="11pt" officeooo:rsid="01298d3e" officeooo:paragraph-rsid="01298d3e" style:font-size-asian="11pt" style:font-size-complex="11pt"/>
    </style:style>
    <style:style style:name="P104" style:family="paragraph" style:parent-style-name="Table_20_Bullet" style:list-style-name="L1">
      <style:text-properties fo:font-size="11pt" officeooo:rsid="01cbeaaf" officeooo:paragraph-rsid="01cbeaaf" style:font-size-asian="11pt" style:font-size-complex="11pt"/>
    </style:style>
    <style:style style:name="P105" style:family="paragraph" style:parent-style-name="Table_20_Bullet" style:list-style-name="L1">
      <style:text-properties fo:font-size="11pt" officeooo:rsid="01c0bdeb" officeooo:paragraph-rsid="01c0bdeb" style:font-size-asian="11pt" style:font-size-complex="11pt"/>
    </style:style>
    <style:style style:name="P106" style:family="paragraph" style:parent-style-name="Table_20_Bullet" style:list-style-name="L1">
      <style:text-properties fo:font-size="11pt" officeooo:rsid="01c93bb4" officeooo:paragraph-rsid="01c93bb4" style:font-size-asian="11pt" style:font-size-complex="11pt"/>
    </style:style>
    <style:style style:name="P107" style:family="paragraph" style:parent-style-name="Table_20_Bullet" style:list-style-name="L1">
      <style:text-properties fo:font-size="11pt" officeooo:rsid="01bd7847" officeooo:paragraph-rsid="01bd7847" style:font-size-asian="11pt" style:font-size-complex="11pt"/>
    </style:style>
    <style:style style:name="P108" style:family="paragraph" style:parent-style-name="Table_20_Bullet" style:list-style-name="L1">
      <style:text-properties fo:font-size="11pt" officeooo:rsid="01c2204c" officeooo:paragraph-rsid="01c2204c" style:font-size-asian="11pt" style:font-size-complex="11pt"/>
    </style:style>
    <style:style style:name="P109" style:family="paragraph" style:parent-style-name="Table_20_Bullet" style:list-style-name="L1">
      <loext:graphic-properties draw:fill="none"/>
      <style:paragraph-properties fo:margin-left="0.1252in" fo:margin-right="-0.25in" fo:orphans="0" fo:widows="0" fo:text-indent="-0.1252in" style:auto-text-indent="false" fo:background-color="transparent" text:number-lines="false" text:line-number="0"/>
      <style:text-properties fo:font-size="11pt" officeooo:rsid="01c256c6" officeooo:paragraph-rsid="01c256c6" style:font-size-asian="11pt" style:font-size-complex="11pt"/>
    </style:style>
    <style:style style:name="P110" style:family="paragraph" style:parent-style-name="Table_20_Bullet" style:list-style-name="L1">
      <style:text-properties fo:font-size="11pt" officeooo:rsid="01c9ffbc" officeooo:paragraph-rsid="01c9ffbc" style:font-size-asian="11pt" style:font-size-complex="11pt"/>
    </style:style>
    <style:style style:name="P111" style:family="paragraph" style:parent-style-name="Table_20_Bullets" style:list-style-name="L2">
      <style:text-properties fo:font-size="11pt" officeooo:paragraph-rsid="01da61b8" style:font-size-asian="11pt" style:font-size-complex="11pt"/>
    </style:style>
    <style:style style:name="P112" style:family="paragraph" style:parent-style-name="Table_20_Bullets" style:list-style-name="L2">
      <loext:graphic-properties draw:fill-hatch-name="hatch"/>
      <style:paragraph-properties fo:margin-top="0in" fo:margin-bottom="0in" style:contextual-spacing="false" fo:line-height="100%" fo:text-align="start" style:justify-single-word="false"/>
      <style:text-properties officeooo:paragraph-rsid="01da61b8"/>
    </style:style>
    <style:style style:name="P113" style:family="paragraph" style:parent-style-name="Table_20_Bullets" style:list-style-name="L2">
      <style:text-properties style:use-window-font-color="true" loext:opacity="0%" fo:font-size="11pt" officeooo:paragraph-rsid="01a445aa" style:font-size-asian="11pt" style:font-size-complex="11pt"/>
    </style:style>
    <style:style style:name="P114" style:family="paragraph" style:parent-style-name="Table_20_Bullets" style:list-style-name="L2">
      <style:text-properties style:use-window-font-color="true" loext:opacity="0%" fo:font-size="11pt" officeooo:paragraph-rsid="01df7495" style:font-size-asian="11pt" style:font-size-complex="11pt"/>
    </style:style>
    <style:style style:name="P115" style:family="paragraph" style:parent-style-name="Table_20_Bullets" style:list-style-name="L2">
      <style:text-properties style:use-window-font-color="true" loext:opacity="0%" fo:font-size="11pt" officeooo:paragraph-rsid="01ace668" style:font-size-asian="11pt" style:font-size-complex="11pt"/>
    </style:style>
    <style:style style:name="P116" style:family="paragraph" style:parent-style-name="Table_20_Bullets" style:list-style-name="L2">
      <style:text-properties style:use-window-font-color="true" loext:opacity="0%" fo:font-size="11pt" officeooo:paragraph-rsid="01d68a9f" style:font-size-asian="11pt" style:font-size-complex="11pt"/>
    </style:style>
    <style:style style:name="P117" style:family="paragraph" style:parent-style-name="Table_20_Bullets" style:list-style-name="L2">
      <style:text-properties style:use-window-font-color="true" loext:opacity="0%" fo:font-size="11pt" officeooo:paragraph-rsid="010b742a" style:font-size-asian="11pt" style:font-size-complex="11pt"/>
    </style:style>
    <style:style style:name="P118" style:family="paragraph" style:parent-style-name="Table_20_Bullets" style:list-style-name="L2">
      <style:text-properties style:use-window-font-color="true" loext:opacity="0%" fo:font-size="11pt" officeooo:paragraph-rsid="0197c37f" style:font-size-asian="11pt" style:font-size-complex="11pt"/>
    </style:style>
    <style:style style:name="P119" style:family="paragraph" style:parent-style-name="Table_20_Bullets" style:list-style-name="L2">
      <style:text-properties style:use-window-font-color="true" loext:opacity="0%" fo:font-size="11pt" officeooo:paragraph-rsid="01dfe40d" style:font-size-asian="11pt" style:font-size-complex="11pt"/>
    </style:style>
    <style:style style:name="P120" style:family="paragraph" style:parent-style-name="Table_20_Bullets" style:list-style-name="L2">
      <style:paragraph-properties fo:text-align="start" style:justify-single-word="false"/>
      <style:text-properties style:use-window-font-color="true" loext:opacity="0%" fo:font-size="11pt" officeooo:paragraph-rsid="01a445aa" style:font-size-asian="11pt" style:font-size-complex="11pt"/>
    </style:style>
    <style:style style:name="T1" style:family="text">
      <style:text-properties officeooo:rsid="012c0ca8"/>
    </style:style>
    <style:style style:name="T2" style:family="text">
      <style:text-properties officeooo:rsid="017b7355"/>
    </style:style>
    <style:style style:name="T3" style:family="text">
      <style:text-properties officeooo:rsid="01f636a8"/>
    </style:style>
    <style:style style:name="T4" style:family="text">
      <style:text-properties officeooo:rsid="01f77b39"/>
    </style:style>
    <style:style style:name="T5" style:family="text">
      <style:text-properties officeooo:rsid="01884e53"/>
    </style:style>
    <style:style style:name="T6" style:family="text">
      <style:text-properties officeooo:rsid="00138b12"/>
    </style:style>
    <style:style style:name="T7" style:family="text">
      <style:text-properties officeooo:rsid="00164ff4"/>
    </style:style>
    <style:style style:name="T8" style:family="text">
      <style:text-properties officeooo:rsid="001987d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66fb" style:font-style-asian="italic" style:font-weight-asian="bold" style:font-style-complex="italic" style:font-weight-complex="bold"/>
    </style:style>
    <style:style style:name="T11" style:family="text">
      <style:text-properties fo:font-style="italic" fo:font-weight="bold" officeooo:rsid="002c66f3" style:font-style-asian="italic" style:font-weight-asian="bold" style:font-style-complex="italic" style:font-weight-complex="bold"/>
    </style:style>
    <style:style style:name="T12" style:family="text">
      <style:text-properties fo:font-style="italic" fo:font-weight="bold" officeooo:rsid="00dabd3f" style:font-style-asian="italic" style:font-weight-asian="bold" style:font-style-complex="italic" style:font-weight-complex="bold"/>
    </style:style>
    <style:style style:name="T13" style:family="text">
      <style:text-properties officeooo:rsid="00a07eff"/>
    </style:style>
    <style:style style:name="T14" style:family="text">
      <style:text-properties officeooo:rsid="007d18fd"/>
    </style:style>
    <style:style style:name="T15" style:family="text">
      <style:text-properties officeooo:rsid="0037afae"/>
    </style:style>
    <style:style style:name="T16" style:family="text">
      <style:text-properties officeooo:rsid="0038adaf"/>
    </style:style>
    <style:style style:name="T17" style:family="text">
      <style:text-properties officeooo:rsid="00a3da1c"/>
    </style:style>
    <style:style style:name="T18" style:family="text">
      <style:text-properties officeooo:rsid="00a5bd93"/>
    </style:style>
    <style:style style:name="T19" style:family="text">
      <style:text-properties officeooo:rsid="00a5c4b3"/>
    </style:style>
    <style:style style:name="T20" style:family="text">
      <style:text-properties officeooo:rsid="00a65fb4"/>
    </style:style>
    <style:style style:name="T21" style:family="text">
      <style:text-properties officeooo:rsid="00a7a31f"/>
    </style:style>
    <style:style style:name="T22" style:family="text">
      <style:text-properties officeooo:rsid="00b76ec9"/>
    </style:style>
    <style:style style:name="T23" style:family="text">
      <style:text-properties fo:font-weight="bold" style:font-weight-asian="bold" style:font-weight-complex="bold"/>
    </style:style>
    <style:style style:name="T24" style:family="text">
      <style:text-properties fo:font-weight="bold" officeooo:rsid="020ed0e9" style:font-weight-asian="bold" style:font-weight-complex="bold"/>
    </style:style>
    <style:style style:name="T25" style:family="text">
      <style:text-properties officeooo:rsid="002c66f3"/>
    </style:style>
    <style:style style:name="T26" style:family="text">
      <style:text-properties style:use-window-font-color="true" loext:opacity="0%"/>
    </style:style>
    <style:style style:name="T27" style:family="text">
      <style:text-properties style:use-window-font-color="true" loext:opacity="0%" style:font-name="Liberation Serif" fo:font-size="11pt" fo:font-style="italic" fo:font-weight="bold" officeooo:rsid="01da61b8" style:font-size-asian="11pt" style:font-style-asian="italic" style:font-weight-asian="bold" style:font-size-complex="11pt" style:font-style-complex="italic" style:font-weight-complex="bold"/>
    </style:style>
    <style:style style:name="T28" style:family="text">
      <style:text-properties style:use-window-font-color="true" loext:opacity="0%" style:font-name="Liberation Serif" fo:font-size="11pt" fo:font-style="normal" fo:font-weight="bold" officeooo:rsid="00eed6c3" style:font-size-asian="11pt" style:font-style-asian="normal" style:font-weight-asian="bold" style:font-size-complex="11pt" style:font-style-complex="normal" style:font-weight-complex="bold"/>
    </style:style>
    <style:style style:name="T29"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0"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1" style:family="text">
      <style:text-properties style:use-window-font-color="true" loext:opacity="0%" style:font-name="Liberation Serif" fo:font-size="11pt" fo:font-style="normal" fo:font-weight="bold" officeooo:rsid="01dd3fb3"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808ac2"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normal" officeooo:rsid="0186de89" style:font-size-asian="11pt" style:font-style-asian="normal" style:font-weight-asian="normal" style:font-size-complex="11pt" style:font-style-complex="normal" style:font-weight-complex="normal"/>
    </style:style>
    <style:style style:name="T35" style:family="text">
      <style:text-properties style:use-window-font-color="true" loext:opacity="0%" style:font-name="Liberation Serif" fo:font-size="11pt" fo:font-style="normal" fo:font-weight="normal" officeooo:rsid="01808ac2" style:font-size-asian="11pt" style:font-style-asian="normal" style:font-weight-asian="normal" style:font-size-complex="11pt" style:font-style-complex="normal" style:font-weight-complex="normal"/>
    </style:style>
    <style:style style:name="T36"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7" style:family="text">
      <style:text-properties style:use-window-font-color="true" loext:opacity="0%" style:font-name="Liberation Serif" fo:font-style="normal" fo:font-weight="normal" officeooo:rsid="0186de89" style:font-style-asian="normal" style:font-weight-asian="normal" style:font-style-complex="normal" style:font-weight-complex="normal"/>
    </style:style>
    <style:style style:name="T38" style:family="text">
      <style:text-properties style:use-window-font-color="true" loext:opacity="0%" style:font-name="Liberation Serif" fo:font-style="normal" fo:font-weight="normal" officeooo:rsid="01da61b8" style:font-style-asian="normal" style:font-weight-asian="normal" style:font-style-complex="normal" style:font-weight-complex="normal"/>
    </style:style>
    <style:style style:name="T39" style:family="text">
      <style:text-properties style:use-window-font-color="true" loext:opacity="0%" style:font-name="Liberation Serif" fo:font-style="normal" fo:font-weight="normal" officeooo:rsid="01808ac2" style:font-style-asian="normal" style:font-weight-asian="normal" style:font-style-complex="normal" style:font-weight-complex="normal"/>
    </style:style>
    <style:style style:name="T40" style:family="text">
      <style:text-properties style:use-window-font-color="true" loext:opacity="0%" style:font-name="Liberation Serif" fo:font-style="normal" fo:font-weight="normal" officeooo:rsid="01a049ef" style:font-style-asian="normal" style:font-weight-asian="normal" style:font-style-complex="normal" style:font-weight-complex="normal"/>
    </style:style>
    <style:style style:name="T41"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42"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3"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44" style:family="text">
      <style:text-properties style:use-window-font-color="true" loext:opacity="0%" style:font-name="Liberation Serif" fo:font-style="normal" fo:font-weight="bold" officeooo:rsid="01808ac2" style:font-style-asian="normal" style:font-weight-asian="bold" style:font-style-complex="normal" style:font-weight-complex="bold"/>
    </style:style>
    <style:style style:name="T45" style:family="text">
      <style:text-properties style:use-window-font-color="true" loext:opacity="0%" style:font-name="Liberation Serif" fo:font-style="normal" style:text-underline-style="solid" style:text-underline-width="auto" style:text-underline-color="font-color" fo:font-weight="normal" officeooo:rsid="018de741" fo:background-color="#81d41a" loext:char-shading-value="0" style:font-style-asian="normal" style:font-weight-asian="normal" style:font-style-complex="normal" style:font-weight-complex="normal"/>
    </style:style>
    <style:style style:name="T46" style:family="text">
      <style:text-properties style:use-window-font-color="true" loext:opacity="0%" style:font-name="Liberation Serif" fo:font-style="normal" style:text-underline-style="solid" style:text-underline-width="auto" style:text-underline-color="font-color" fo:font-weight="normal" officeooo:rsid="020422c0" fo:background-color="#81d41a" loext:char-shading-value="0" style:font-style-asian="normal" style:font-weight-asian="normal" style:font-style-complex="normal" style:font-weight-complex="normal"/>
    </style:style>
    <style:style style:name="T47" style:family="text">
      <style:text-properties style:use-window-font-color="true" loext:opacity="0%" style:font-name="Liberation Serif" fo:font-weight="normal" officeooo:rsid="032fdeb1" style:font-weight-asian="normal" style:font-weight-complex="normal"/>
    </style:style>
    <style:style style:name="T48" style:family="text">
      <style:text-properties style:use-window-font-color="true" loext:opacity="0%" style:font-name="Liberation Serif" fo:font-weight="normal" officeooo:rsid="01109a78" style:font-weight-asian="normal" style:font-weight-complex="normal"/>
    </style:style>
    <style:style style:name="T49" style:family="text">
      <style:text-properties style:use-window-font-color="true" loext:opacity="0%" style:font-name="Liberation Serif" fo:font-weight="normal" officeooo:rsid="011194ae" style:font-weight-asian="normal" style:font-weight-complex="normal"/>
    </style:style>
    <style:style style:name="T50" style:family="text">
      <style:text-properties style:use-window-font-color="true" loext:opacity="0%" style:font-name="Liberation Serif" fo:font-weight="normal" officeooo:rsid="01808ac2" style:font-weight-asian="normal" style:font-weight-complex="normal"/>
    </style:style>
    <style:style style:name="T51" style:family="text">
      <style:text-properties style:use-window-font-color="true" loext:opacity="0%" style:font-name="Liberation Serif" fo:font-weight="normal" officeooo:rsid="0197c37f" style:font-weight-asian="normal" style:font-weight-complex="normal"/>
    </style:style>
    <style:style style:name="T52" style:family="text">
      <style:text-properties style:use-window-font-color="true" loext:opacity="0%" style:font-name="Liberation Serif" fo:font-weight="normal" officeooo:rsid="00eed6c3" style:font-weight-asian="normal" style:font-weight-complex="normal"/>
    </style:style>
    <style:style style:name="T53" style:family="text">
      <style:text-properties style:use-window-font-color="true" loext:opacity="0%" style:font-name="Liberation Serif" fo:font-weight="normal" officeooo:rsid="01945160" style:font-weight-asian="normal" style:font-weight-complex="normal"/>
    </style:style>
    <style:style style:name="T54" style:family="text">
      <style:text-properties style:use-window-font-color="true" loext:opacity="0%" style:font-name="Liberation Serif" fo:font-weight="normal" officeooo:rsid="0191ee5c" style:font-weight-asian="normal" style:font-weight-complex="normal"/>
    </style:style>
    <style:style style:name="T55" style:family="text">
      <style:text-properties style:use-window-font-color="true" loext:opacity="0%" style:font-name="Liberation Serif" fo:font-weight="normal" officeooo:rsid="01884c68" style:font-weight-asian="normal" style:font-weight-complex="normal"/>
    </style:style>
    <style:style style:name="T56" style:family="text">
      <style:text-properties style:use-window-font-color="true" loext:opacity="0%" style:font-name="Liberation Serif" fo:font-weight="normal" officeooo:rsid="012dee02" style:font-weight-asian="normal" style:font-weight-complex="normal"/>
    </style:style>
    <style:style style:name="T57" style:family="text">
      <style:text-properties style:use-window-font-color="true" loext:opacity="0%" style:font-name="Liberation Serif" fo:font-weight="normal" officeooo:rsid="018de741" style:font-weight-asian="normal" style:font-weight-complex="normal"/>
    </style:style>
    <style:style style:name="T58" style:family="text">
      <style:text-properties style:use-window-font-color="true" loext:opacity="0%" style:font-name="Liberation Serif" fo:font-weight="normal" officeooo:rsid="0331cef6" style:font-weight-asian="normal" style:font-weight-complex="normal"/>
    </style:style>
    <style:style style:name="T59" style:family="text">
      <style:text-properties style:use-window-font-color="true" loext:opacity="0%" style:font-name="Liberation Serif" fo:font-weight="normal" officeooo:rsid="0186de89" style:font-weight-asian="normal" style:font-weight-complex="normal"/>
    </style:style>
    <style:style style:name="T60" style:family="text">
      <style:text-properties style:use-window-font-color="true" loext:opacity="0%" style:font-name="Liberation Serif" fo:font-weight="normal" officeooo:rsid="01d68a9f" style:font-weight-asian="normal" style:font-weight-complex="normal"/>
    </style:style>
    <style:style style:name="T61" style:family="text">
      <style:text-properties style:use-window-font-color="true" loext:opacity="0%" style:font-name="Liberation Serif" fo:font-weight="normal" officeooo:rsid="01da61b8" style:font-weight-asian="normal" style:font-weight-complex="normal"/>
    </style:style>
    <style:style style:name="T62" style:family="text">
      <style:text-properties style:use-window-font-color="true" loext:opacity="0%" style:font-name="Liberation Serif" fo:font-weight="normal" officeooo:rsid="01dd3fb3" style:font-weight-asian="normal" style:font-weight-complex="normal"/>
    </style:style>
    <style:style style:name="T63" style:family="text">
      <style:text-properties style:use-window-font-color="true" loext:opacity="0%" style:font-name="Liberation Serif" fo:font-weight="normal" officeooo:rsid="01df7495" style:font-weight-asian="normal" style:font-weight-complex="normal"/>
    </style:style>
    <style:style style:name="T64" style:family="text">
      <style:text-properties style:use-window-font-color="true" loext:opacity="0%" style:font-name="Liberation Serif" fo:font-weight="normal" officeooo:rsid="01e92a8c" style:font-weight-asian="normal" style:font-weight-complex="normal"/>
    </style:style>
    <style:style style:name="T65" style:family="text">
      <style:text-properties style:use-window-font-color="true" loext:opacity="0%" style:font-name="Liberation Serif" fo:font-weight="normal" officeooo:rsid="01f371bc" style:font-weight-asian="normal" style:font-weight-complex="normal"/>
    </style:style>
    <style:style style:name="T66" style:family="text">
      <style:text-properties style:use-window-font-color="true" loext:opacity="0%" style:font-name="Liberation Serif" fo:font-weight="normal" officeooo:rsid="01ef4954" style:font-weight-asian="normal" style:font-weight-complex="normal"/>
    </style:style>
    <style:style style:name="T67" style:family="text">
      <style:text-properties style:use-window-font-color="true" loext:opacity="0%" style:font-name="Liberation Serif" fo:font-weight="normal" officeooo:rsid="017cf5ca" style:font-weight-asian="normal" style:font-weight-complex="normal"/>
    </style:style>
    <style:style style:name="T68" style:family="text">
      <style:text-properties style:use-window-font-color="true" loext:opacity="0%" style:font-name="Liberation Serif" fo:font-weight="normal" officeooo:rsid="02163ee1" style:font-weight-asian="normal" style:font-weight-complex="normal"/>
    </style:style>
    <style:style style:name="T69" style:family="text">
      <style:text-properties style:use-window-font-color="true" loext:opacity="0%" style:font-name="Liberation Serif" fo:font-style="italic" fo:font-weight="bold" officeooo:rsid="01da61b8" style:font-style-asian="italic" style:font-weight-asian="bold" style:font-style-complex="italic" style:font-weight-complex="bold"/>
    </style:style>
    <style:style style:name="T70" style:family="text">
      <style:text-properties style:use-window-font-color="true" loext:opacity="0%" officeooo:rsid="00eed6c3"/>
    </style:style>
    <style:style style:name="T71" style:family="text">
      <style:text-properties style:use-window-font-color="true" loext:opacity="0%" fo:font-style="normal" style:font-style-asian="normal" style:font-style-complex="normal"/>
    </style:style>
    <style:style style:name="T72" style:family="text">
      <style:text-properties style:use-window-font-color="true" loext:opacity="0%" style:text-underline-style="solid" style:text-underline-width="auto" style:text-underline-color="font-color" fo:background-color="#81d41a" loext:char-shading-value="0"/>
    </style:style>
    <style:style style:name="T73" style:family="text">
      <style:text-properties style:font-name="Liberation Serif" fo:font-style="normal" fo:font-weight="bold" officeooo:rsid="017fb612" style:font-style-asian="normal" style:font-weight-asian="bold" style:font-style-complex="normal" style:font-weight-complex="bold"/>
    </style:style>
    <style:style style:name="T74" style:family="text">
      <style:text-properties style:font-name="Liberation Serif" fo:font-style="normal" fo:font-weight="bold" officeooo:rsid="017d05df" style:font-style-asian="normal" style:font-weight-asian="bold" style:font-style-complex="normal" style:font-weight-complex="bold"/>
    </style:style>
    <style:style style:name="T75" style:family="text">
      <style:text-properties style:font-name="Liberation Serif" fo:font-style="normal" fo:font-weight="bold" officeooo:rsid="00eed6c3" style:font-style-asian="normal" style:font-weight-asian="bold" style:font-style-complex="normal" style:font-weight-complex="bold"/>
    </style:style>
    <style:style style:name="T76" style:family="text">
      <style:text-properties style:font-name="Liberation Serif" fo:font-style="normal" fo:font-weight="bold" officeooo:rsid="01cf2e19" style:font-style-asian="normal" style:font-weight-asian="bold" style:font-style-complex="normal" style:font-weight-complex="bold"/>
    </style:style>
    <style:style style:name="T77" style:family="text">
      <style:text-properties style:font-name="Liberation Serif" fo:font-style="normal" fo:font-weight="bold" officeooo:rsid="04de5135" style:font-style-asian="normal" style:font-weight-asian="bold" style:font-style-complex="normal" style:font-weight-complex="bold"/>
    </style:style>
    <style:style style:name="T78" style:family="text">
      <style:text-properties style:font-name="Liberation Serif" fo:font-style="normal" fo:font-weight="bold" officeooo:rsid="0114694e" style:font-style-asian="normal" style:font-weight-asian="bold" style:font-style-complex="normal" style:font-weight-complex="bold"/>
    </style:style>
    <style:style style:name="T79" style:family="text">
      <style:text-properties style:font-name="Liberation Serif" fo:font-style="normal" officeooo:rsid="017fb612" style:font-style-asian="normal" style:font-style-complex="normal"/>
    </style:style>
    <style:style style:name="T80" style:family="text">
      <style:text-properties style:font-name="Liberation Serif" fo:font-style="normal" officeooo:rsid="017d05df" style:font-style-asian="normal" style:font-style-complex="normal"/>
    </style:style>
    <style:style style:name="T81" style:family="text">
      <style:text-properties style:font-name="Liberation Serif" fo:font-style="normal" fo:font-weight="normal" officeooo:rsid="01cf2e19" style:font-style-asian="normal" style:font-weight-asian="normal" style:font-style-complex="normal" style:font-weight-complex="normal"/>
    </style:style>
    <style:style style:name="T82" style:family="text">
      <style:text-properties style:font-name="Liberation Serif" fo:font-style="normal" fo:font-weight="normal" officeooo:rsid="020879bb" style:font-style-asian="normal" style:font-weight-asian="normal" style:font-style-complex="normal" style:font-weight-complex="normal"/>
    </style:style>
    <style:style style:name="T83" style:family="text">
      <style:text-properties style:font-name="Liberation Serif" fo:font-style="normal" fo:font-weight="normal" officeooo:rsid="020a0188" style:font-style-asian="normal" style:font-weight-asian="normal" style:font-style-complex="normal" style:font-weight-complex="normal"/>
    </style:style>
    <style:style style:name="T84" style:family="text">
      <style:text-properties style:font-name="Liberation Serif" fo:font-style="italic" fo:font-weight="normal" officeooo:rsid="014bd3a7" style:font-style-asian="italic" style:font-weight-asian="normal" style:font-style-complex="italic" style:font-weight-complex="normal"/>
    </style:style>
    <style:style style:name="T85" style:family="text">
      <style:text-properties style:font-name="Liberation Serif" fo:font-style="italic" fo:font-weight="normal" officeooo:rsid="00eed6c3" style:font-style-asian="italic" style:font-weight-asian="normal" style:font-style-complex="italic" style:font-weight-complex="normal"/>
    </style:style>
    <style:style style:name="T86" style:family="text">
      <style:text-properties style:font-name="Liberation Serif" fo:font-style="italic" fo:font-weight="bold" officeooo:rsid="04de5135" style:font-style-asian="italic" style:font-weight-asian="bold" style:font-style-complex="italic" style:font-weight-complex="bold"/>
    </style:style>
    <style:style style:name="T87" style:family="text">
      <style:text-properties style:font-name="Liberation Serif" fo:font-weight="bold" officeooo:rsid="01154ad4" style:font-weight-asian="bold" style:font-weight-complex="bold"/>
    </style:style>
    <style:style style:name="T88" style:family="text">
      <style:text-properties style:font-name="Liberation Serif" fo:font-weight="normal" officeooo:rsid="01154ad4" style:font-weight-asian="normal" style:font-weight-complex="normal"/>
    </style:style>
    <style:style style:name="T89" style:family="text">
      <style:text-properties style:font-name="Liberation Serif" style:text-underline-style="none" fo:font-weight="normal" officeooo:rsid="01e92a8c" fo:background-color="transparent" loext:char-shading-value="0" style:font-weight-asian="normal" style:font-weight-complex="normal"/>
    </style:style>
    <style:style style:name="T90" style:family="text">
      <style:text-properties style:font-name="Liberation Serif" style:text-underline-style="none" fo:font-weight="normal" officeooo:rsid="01e93d65" fo:background-color="transparent" loext:char-shading-value="0" style:font-weight-asian="normal" style:font-weight-complex="normal"/>
    </style:style>
    <style:style style:name="T91" style:family="text">
      <style:text-properties officeooo:rsid="01c2d7a2"/>
    </style:style>
    <style:style style:name="T92" style:family="text">
      <style:text-properties fo:font-style="normal"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1cf2e19" style:font-style-asian="normal" style:font-weight-asian="bold" style:font-style-complex="normal" style:font-weight-complex="bold"/>
    </style:style>
    <style:style style:name="T95" style:family="text">
      <style:text-properties fo:font-style="normal" fo:font-weight="bold" officeooo:rsid="00ef2edf" style:font-style-asian="normal" style:font-weight-asian="bold" style:font-style-complex="normal" style:font-weight-complex="bold"/>
    </style:style>
    <style:style style:name="T96" style:family="text">
      <style:text-properties fo:font-style="normal" fo:font-weight="bold" officeooo:rsid="0114694e" style:font-style-asian="normal" style:font-weight-asian="bold" style:font-style-complex="normal" style:font-weight-complex="bold"/>
    </style:style>
    <style:style style:name="T97" style:family="text">
      <style:text-properties fo:font-style="normal" fo:font-weight="normal" officeooo:rsid="01cf2e19" style:font-style-asian="normal" style:font-weight-asian="normal" style:font-style-complex="normal" style:font-weight-complex="normal"/>
    </style:style>
    <style:style style:name="T98" style:family="text">
      <style:text-properties fo:font-style="normal" fo:font-weight="normal" officeooo:rsid="01a049ef" style:font-style-asian="normal" style:font-weight-asian="normal" style:font-style-complex="normal" style:font-weight-complex="normal"/>
    </style:style>
    <style:style style:name="T99" style:family="text">
      <style:text-properties fo:color="#5983b0" loext:opacity="100%" fo:font-style="normal" fo:font-weight="bold" officeooo:rsid="01cf2e19" style:font-style-asian="normal" style:font-weight-asian="bold" style:font-style-complex="normal" style:font-weight-complex="bold"/>
    </style:style>
    <style:style style:name="T100" style:family="text">
      <style:text-properties fo:color="#5983b0" loext:opacity="100%" fo:font-style="normal" fo:font-weight="bold" officeooo:rsid="0114694e" style:font-style-asian="normal" style:font-weight-asian="bold" style:font-style-complex="normal" style:font-weight-complex="bold"/>
    </style:style>
    <style:style style:name="T101" style:family="text">
      <style:text-properties fo:color="#5983b0" loext:opacity="100%" fo:font-style="normal" fo:font-weight="bold" officeooo:rsid="0197c37f" style:font-style-asian="normal" style:font-weight-asian="bold" style:font-style-complex="normal" style:font-weight-complex="bold"/>
    </style:style>
    <style:style style:name="T102" style:family="text">
      <style:text-properties fo:color="#5983b0" loext:opacity="100%" fo:font-style="normal" fo:font-weight="bold" officeooo:rsid="01e1dccb" style:font-style-asian="normal" style:font-weight-asian="bold" style:font-style-complex="normal" style:font-weight-complex="bold"/>
    </style:style>
    <style:style style:name="T103"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104"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105"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106"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107" style:family="text">
      <style:text-properties fo:color="#5983b0" loext:opacity="100%" style:font-name="Liberation Serif" fo:font-style="normal" fo:font-weight="bold" officeooo:rsid="017cf5ca" style:font-style-asian="normal" style:font-weight-asian="bold" style:font-style-complex="normal" style:font-weight-complex="bold"/>
    </style:style>
    <style:style style:name="T108" style:family="text">
      <style:text-properties fo:color="#5983b0" loext:opacity="100%" style:font-name="Liberation Serif" fo:font-style="normal" fo:font-weight="bold" officeooo:rsid="01884c68" style:font-style-asian="normal" style:font-weight-asian="bold" style:font-style-complex="normal" style:font-weight-complex="bold"/>
    </style:style>
    <style:style style:name="T109" style:family="text">
      <style:text-properties fo:color="#5983b0" loext:opacity="100%" style:font-name="Liberation Serif" fo:font-style="normal" fo:font-weight="bold" officeooo:rsid="0191ee5c" style:font-style-asian="normal" style:font-weight-asian="bold" style:font-style-complex="normal" style:font-weight-complex="bold"/>
    </style:style>
    <style:style style:name="T110" style:family="text">
      <style:text-properties fo:color="#5983b0" loext:opacity="100%" style:font-name="Liberation Serif" fo:font-style="normal" fo:font-weight="bold" officeooo:rsid="0197c37f" style:font-style-asian="normal" style:font-weight-asian="bold" style:font-style-complex="normal" style:font-weight-complex="bold"/>
    </style:style>
    <style:style style:name="T111" style:family="text">
      <style:text-properties fo:color="#5983b0" loext:opacity="100%" style:font-name="Liberation Serif" fo:font-style="normal" fo:font-weight="bold" officeooo:rsid="01987e43" style:font-style-asian="normal" style:font-weight-asian="bold" style:font-style-complex="normal" style:font-weight-complex="bold"/>
    </style:style>
    <style:style style:name="T112" style:family="text">
      <style:text-properties fo:color="#5983b0" loext:opacity="100%" style:font-name="Liberation Serif" fo:font-style="normal" fo:font-weight="bold" officeooo:rsid="01d68a9f" style:font-style-asian="normal" style:font-weight-asian="bold" style:font-style-complex="normal" style:font-weight-complex="bold"/>
    </style:style>
    <style:style style:name="T113" style:family="text">
      <style:text-properties fo:color="#5983b0" loext:opacity="100%" style:font-name="Liberation Serif" fo:font-style="normal" fo:font-weight="bold" officeooo:rsid="01dfe40d" style:font-style-asian="normal" style:font-weight-asian="bold" style:font-style-complex="normal" style:font-weight-complex="bold"/>
    </style:style>
    <style:style style:name="T114" style:family="text">
      <style:text-properties fo:color="#5983b0" loext:opacity="100%" style:font-name="Liberation Serif" fo:font-style="normal" fo:font-weight="bold" officeooo:rsid="01e1dccb" style:font-style-asian="normal" style:font-weight-asian="bold" style:font-style-complex="normal" style:font-weight-complex="bold"/>
    </style:style>
    <style:style style:name="T115" style:family="text">
      <style:text-properties fo:color="#5983b0" loext:opacity="100%" style:font-name="Liberation Serif" fo:font-style="normal" fo:font-weight="bold" officeooo:rsid="021452f0" style:font-style-asian="normal" style:font-weight-asian="bold" style:font-style-complex="normal" style:font-weight-complex="bold"/>
    </style:style>
    <style:style style:name="T116" style:family="text">
      <style:text-properties officeooo:rsid="04de5135"/>
    </style:style>
    <style:style style:name="T117" style:family="text">
      <style:text-properties officeooo:rsid="00eed6c3"/>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1a049ef"/>
    </style:style>
    <style:style style:name="T120" style:family="text">
      <style:text-properties style:text-underline-style="solid" style:text-underline-width="auto" style:text-underline-color="font-color" fo:background-color="#81d41a" loext:char-shading-value="0"/>
    </style:style>
    <style:style style:name="T121" style:family="text">
      <style:text-properties style:text-underline-style="solid" style:text-underline-width="auto" style:text-underline-color="font-color" officeooo:rsid="02013ca9" fo:background-color="#81d41a" loext:char-shading-value="0"/>
    </style:style>
    <style:style style:name="T122" style:family="text">
      <style:text-properties style:text-underline-style="solid" style:text-underline-width="auto" style:text-underline-color="font-color" officeooo:rsid="02058853" fo:background-color="#81d41a" loext:char-shading-value="0"/>
    </style:style>
    <style:style style:name="T123" style:family="text">
      <style:text-properties style:text-underline-style="solid" style:text-underline-width="auto" style:text-underline-color="font-color" officeooo:rsid="01e92a8c"/>
    </style:style>
    <style:style style:name="T124" style:family="text">
      <style:text-properties style:text-underline-style="solid" style:text-underline-width="auto" style:text-underline-color="font-color" officeooo:rsid="01ef4954"/>
    </style:style>
    <style:style style:name="T125" style:family="text">
      <style:text-properties style:text-underline-style="solid" style:text-underline-width="auto" style:text-underline-color="font-color" officeooo:rsid="01f31a2c"/>
    </style:style>
    <style:style style:name="T126" style:family="text">
      <style:text-properties style:text-underline-style="solid" style:text-underline-width="auto" style:text-underline-color="font-color" officeooo:rsid="02111a92"/>
    </style:style>
    <style:style style:name="T127" style:family="text">
      <style:text-properties fo:color="#c9211e" loext:opacity="100%" fo:font-style="normal" fo:font-weight="bold" officeooo:rsid="01cf2e19" style:font-style-asian="normal" style:font-weight-asian="bold" style:font-style-complex="normal" style:font-weight-complex="bold"/>
    </style:style>
    <style:style style:name="T128" style:family="text">
      <style:text-properties fo:color="#c9211e" loext:opacity="100%" style:font-name="Liberation Serif" fo:font-style="normal" fo:font-weight="bold" officeooo:rsid="01cf2e19" style:font-style-asian="normal" style:font-weight-asian="bold" style:font-style-complex="normal" style:font-weight-complex="bold"/>
    </style:style>
    <style:style style:name="T129" style:family="text">
      <style:text-properties fo:color="#c9211e" loext:opacity="100%" style:font-name="Liberation Serif" fo:font-style="normal" fo:font-weight="bold" officeooo:rsid="01e8c293" style:font-style-asian="normal" style:font-weight-asian="bold" style:font-style-complex="normal" style:font-weight-complex="bold"/>
    </style:style>
    <style:style style:name="T130" style:family="text">
      <style:text-properties officeooo:rsid="0122ad14"/>
    </style:style>
    <style:style style:name="T131" style:family="text">
      <style:text-properties officeooo:rsid="0126e237"/>
    </style:style>
    <style:style style:name="T132" style:family="text">
      <style:text-properties officeooo:rsid="01280346"/>
    </style:style>
    <style:style style:name="T133" style:family="text">
      <style:text-properties officeooo:rsid="012dee02"/>
    </style:style>
    <style:style style:name="T134" style:family="text">
      <style:text-properties officeooo:rsid="017a26b2"/>
    </style:style>
    <style:style style:name="T135" style:family="text">
      <style:text-properties officeooo:rsid="017cf5ca"/>
    </style:style>
    <style:style style:name="T136" style:family="text">
      <style:text-properties officeooo:rsid="01864436"/>
    </style:style>
    <style:style style:name="T137" style:family="text">
      <style:text-properties officeooo:rsid="01884c68"/>
    </style:style>
    <style:style style:name="T138" style:family="text">
      <style:text-properties style:text-underline-style="none" fo:background-color="transparent" loext:char-shading-value="0"/>
    </style:style>
    <style:style style:name="T139" style:family="text">
      <style:text-properties style:text-underline-style="none" officeooo:rsid="01b9e17a" fo:background-color="transparent" loext:char-shading-value="0"/>
    </style:style>
    <style:style style:name="T140" style:family="text">
      <style:text-properties officeooo:rsid="018a5cb9"/>
    </style:style>
    <style:style style:name="T141" style:family="text">
      <style:text-properties officeooo:rsid="018cc39c"/>
    </style:style>
    <style:style style:name="T142" style:family="text">
      <style:text-properties officeooo:rsid="0191ee5c"/>
    </style:style>
    <style:style style:name="T143" style:family="text">
      <style:text-properties officeooo:rsid="01945160"/>
    </style:style>
    <style:style style:name="T144" style:family="text">
      <style:text-properties officeooo:rsid="0197c37f"/>
    </style:style>
    <style:style style:name="T145" style:family="text">
      <style:text-properties officeooo:rsid="019a2094"/>
    </style:style>
    <style:style style:name="T146" style:family="text">
      <style:text-properties officeooo:rsid="01a049ef"/>
    </style:style>
    <style:style style:name="T147" style:family="text">
      <style:text-properties officeooo:rsid="01a51a72"/>
    </style:style>
    <style:style style:name="T148" style:family="text">
      <style:text-properties officeooo:rsid="01a8257b"/>
    </style:style>
    <style:style style:name="T149" style:family="text">
      <style:text-properties officeooo:rsid="01b6f9e5"/>
    </style:style>
    <style:style style:name="T150" style:family="text">
      <style:text-properties officeooo:rsid="01b75297"/>
    </style:style>
    <style:style style:name="T151" style:family="text">
      <style:text-properties officeooo:rsid="01b81797"/>
    </style:style>
    <style:style style:name="T152" style:family="text">
      <style:text-properties officeooo:rsid="01b8679b"/>
    </style:style>
    <style:style style:name="T153" style:family="text">
      <style:text-properties officeooo:rsid="01b9e17a"/>
    </style:style>
    <style:style style:name="T154" style:family="text">
      <style:text-properties officeooo:rsid="01beaacc"/>
    </style:style>
    <style:style style:name="T155" style:family="text">
      <style:text-properties officeooo:rsid="01c2204c"/>
    </style:style>
    <style:style style:name="T156" style:family="text">
      <style:text-properties officeooo:rsid="01c46544"/>
    </style:style>
    <style:style style:name="T157" style:family="text">
      <style:text-properties officeooo:rsid="01c46ce4"/>
    </style:style>
    <style:style style:name="T158" style:family="text">
      <style:text-properties officeooo:rsid="01c5e26a"/>
    </style:style>
    <style:style style:name="T159" style:family="text">
      <style:text-properties officeooo:rsid="01c6b9f9"/>
    </style:style>
    <style:style style:name="T160" style:family="text">
      <style:text-properties officeooo:rsid="01cbeaaf"/>
    </style:style>
    <style:style style:name="T161" style:family="text">
      <style:text-properties officeooo:rsid="01cf56a1"/>
    </style:style>
    <style:style style:name="T162" style:family="text">
      <style:text-properties officeooo:rsid="01d12848"/>
    </style:style>
    <style:style style:name="T163" style:family="text">
      <style:text-properties officeooo:rsid="01d184a2"/>
    </style:style>
    <style:style style:name="T164" style:family="text">
      <style:text-properties officeooo:rsid="01d1d9da"/>
    </style:style>
    <style:style style:name="T165" style:family="text">
      <style:text-properties fo:font-size="11pt" style:font-size-asian="11pt" style:font-size-complex="11pt"/>
    </style:style>
    <style:style style:name="T166" style:family="text">
      <style:text-properties fo:font-size="11pt" officeooo:rsid="01d12848" style:font-size-asian="11pt" style:font-size-complex="11pt"/>
    </style:style>
    <style:style style:name="T16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8" style:family="text">
      <style:text-properties officeooo:rsid="01d4d553"/>
    </style:style>
    <style:style style:name="T169" style:family="text">
      <style:text-properties officeooo:rsid="01d5f61b"/>
    </style:style>
    <style:style style:name="T170" style:family="text">
      <style:text-properties officeooo:rsid="01d68a9f"/>
    </style:style>
    <style:style style:name="T171" style:family="text">
      <style:text-properties officeooo:rsid="01dfe40d"/>
    </style:style>
    <style:style style:name="T172" style:family="text">
      <style:text-properties officeooo:rsid="01e7632f"/>
    </style:style>
    <style:style style:name="T173" style:family="text">
      <style:text-properties officeooo:rsid="01e92a8c"/>
    </style:style>
    <style:style style:name="T174" style:family="text">
      <style:text-properties officeooo:rsid="01ef4954"/>
    </style:style>
    <style:style style:name="T175" style:family="text">
      <style:text-properties fo:background-color="#81d41a" loext:char-shading-value="0"/>
    </style:style>
    <style:style style:name="T176" style:family="text">
      <style:text-properties officeooo:rsid="0206a754"/>
    </style:style>
    <style:style style:name="T177" style:family="text">
      <style:text-properties officeooo:rsid="020a9189"/>
    </style:style>
    <style:style style:name="T178" style:family="text">
      <style:text-properties officeooo:rsid="02111a92"/>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8">Name: </text:span><text:span text:style-name="T14">__</text:span><text:span text:style-name="T150">Langston</text:span><text:span text:style-name="T149"> Sunny</text:span><text:span text:style-name="T150">knee</text:span><text:span text:style-name="T14">________________________ </text:span>– <text:span text:style-name="T149">Flameweaver Kiln</text:span><text:span text:style-name="T136"> </text:span>– <text:span text:style-name="T15">Lvl</text:span> <text:span text:style-name="T136">2</text:span></text:p>
      <text:section text:style-name="Sect1" text:name="Character">
        <text:p text:style-name="P53"><text:span text:style-name="T149">Polder</text:span> – <text:span text:style-name="T130">Soldier</text:span><text:span text:style-name="T17"> </text:span><text:span text:style-name="T155">(c4) </text:span><text:span text:style-name="T16">– </text:span><text:span text:style-name="T19">Wealth: 1 </text:span>– <text:span text:style-name="T8">Renown: </text:span><text:span text:style-name="T130">1</text:span><text:span text:style-name="T16"><text:tab/></text:span></text:p>
        <text:p text:style-name="P56"><text:span text:style-name="T10">C</text:span><text:span text:style-name="T9">ulture</text:span>: <text:span text:style-name="T131">Nomad </text:span><text:span text:style-name="T154">(c1)</text:span>, <text:span text:style-name="T134">Comm</text:span><text:span text:style-name="T154">une</text:span><text:span text:style-name="T134"> </text:span><text:span text:style-name="T154">(c2)</text:span><text:span text:style-name="T131">,</text:span> <text:span text:style-name="T134">Labor </text:span><text:span text:style-name="T154">(c3)</text:span></text:p>
        <text:p text:style-name="P54"><text:span text:style-name="T11">Lang</text:span><text:span text:style-name="T12">uages</text:span><text:span text:style-name="T25">: </text:span><text:span text:style-name="T13">Caelian</text:span><text:span text:style-name="T17">, </text:span><text:span text:style-name="T134">Vaniric</text:span><text:span text:style-name="T130">, </text:span></text:p>
        <text:p text:style-name="P55"><text:span text:style-name="T148"><text:s text:c="20"/>Anjali</text:span><text:span text:style-name="T130">, </text:span><text:span text:style-name="T134">Vaslorian</text:span></text:p>
      </text:section>
      <text:p text:style-name="P26">COMBAT STUFF</text:p>
      <table:table table:name="Table1" table:style-name="Table1">
        <table:table-column table:style-name="Table1.A" table:number-columns-repeated="5"/>
        <table:table-row table:style-name="Table1.1">
          <table:table-cell table:style-name="Table1.A1" office:value-type="string">
            <text:p text:style-name="P32">MGT <text:s text:c="2"/><text:span text:style-name="T158">1</text:span></text:p>
          </table:table-cell>
          <table:table-cell table:style-name="Table1.A1" office:value-type="string">
            <text:p text:style-name="P32">AGL <text:s text:c="2"/><text:span text:style-name="T158">2</text:span></text:p>
          </table:table-cell>
          <table:table-cell table:style-name="Table1.A1" office:value-type="string">
            <text:p text:style-name="P32">REA <text:s text:c="2"/><text:span text:style-name="T158">2</text:span></text:p>
          </table:table-cell>
          <table:table-cell table:style-name="Table1.A1" office:value-type="string">
            <text:p text:style-name="P32">INU <text:s text:c="2"/><text:span text:style-name="T132">1</text:span></text:p>
          </table:table-cell>
          <table:table-cell table:style-name="Table1.E1" office:value-type="string">
            <text:p text:style-name="P32">PRS <text:s text:c="2"/>-<text:span text:style-name="T158">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2586801988128">
          <table:table-cell table:style-name="Table2.A1" office:value-type="string">
            <text:p text:style-name="P73">Stamina <text:span text:style-name="T6">Max</text:span>: <text:span text:style-name="T136">18</text:span><text:span text:style-name="T7">+</text:span><text:span text:style-name="T162">3</text:span><text:span text:style-name="T159">k</text:span><text:span text:style-name="T7"> = </text:span><text:span text:style-name="T162">21</text:span><text:span text:style-name="T7"> </text:span><text:span text:style-name="T20"><text:s text:c="2"/></text:span></text:p>
            <text:p text:style-name="P7"><text:span text:style-name="T165">Winded: </text:span><text:span text:style-name="T166">10</text:span> <text:span text:style-name="T20"><text:s text:c="2"/></text:span></text:p>
          </table:table-cell>
          <table:table-cell table:style-name="Table2.B1" office:value-type="string">
            <text:p text:style-name="P92"/>
          </table:table-cell>
          <table:table-cell table:style-name="Table2.C1" office:value-type="string">
            <text:p text:style-name="P73">Recoveries Max: <text:span text:style-name="T159">8</text:span><text:span text:style-name="T20"> <text:s/></text:span></text:p>
            <text:p text:style-name="P7"><text:span text:style-name="T165">Value: </text:span><text:span text:style-name="T166">7</text:span> <text:span text:style-name="T20"><text:s text:c="2"/></text:span></text:p>
          </table:table-cell>
          <table:table-cell table:style-name="Table2.D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2586801976976">
          <table:table-cell table:style-name="Table3.A1" office:value-type="string">
            <text:p text:style-name="P32">Size: <text:span text:style-name="T21">1</text:span><text:span text:style-name="T151">S</text:span></text:p>
          </table:table-cell>
          <table:table-cell table:style-name="Table3.A1" office:value-type="string">
            <text:p text:style-name="P32"><text:span text:style-name="T21">Speed</text:span>: <text:span text:style-name="T163">6</text:span></text:p>
            <text:p text:style-name="P83">(5<text:span text:style-name="T141">+</text:span><text:span text:style-name="T163">1</text:span><text:span text:style-name="T157">k</text:span>)</text:p>
          </table:table-cell>
          <table:table-cell table:style-name="Table3.A1" office:value-type="string">
            <text:p text:style-name="P32"><text:span text:style-name="T21">Stability</text:span>: <text:span text:style-name="T134">0</text:span></text:p>
          </table:table-cell>
          <table:table-cell table:style-name="Table3.D1" office:value-type="string">
            <text:p text:style-name="P32"><text:span text:style-name="T21">Disengage</text:span>: <text:span text:style-name="T163">2</text:span></text:p>
            <text:p text:style-name="P84">(1+<text:span text:style-name="T163">1</text:span><text:span text:style-name="T157">k</text:span><text:span text:style-name="T141">)</text:span></text:p>
          </table:table-cell>
        </table:table-row>
      </table:table>
      <table:table table:name="Table13" table:style-name="Table13">
        <table:table-column table:style-name="Table13.A"/>
        <table:table-column table:style-name="Table13.B"/>
        <table:table-row table:style-name="TableLine2586801985680">
          <table:table-cell table:style-name="Table13.A1" office:value-type="string">
            <text:p text:style-name="P74">Kit<text:span text:style-name="T169">s</text:span>: <text:span text:style-name="T161">Rapid-Fire </text:span><text:span text:style-name="T163">(rng d</text:span><text:span text:style-name="T164">i</text:span><text:span text:style-name="T163">st +7, dmg 2/2/2) / </text:span><text:span text:style-name="T168">Hawthorn</text:span></text:p>
          </table:table-cell>
          <table:table-cell table:style-name="Table13.B1" office:value-type="string">
            <text:p text:style-name="P75">Corrupt weakness 5 / <text:span text:style-name="T152">Corrupt immune lvl+2 = 4</text:span></text:p>
          </table:table-cell>
        </table:table-row>
      </table:table>
      <text:p text:style-name="P80"/>
      <table:table table:name="Table6" table:style-name="Table6">
        <table:table-column table:style-name="Table6.A"/>
        <table:table-column table:style-name="Table6.B"/>
        <table:table-column table:style-name="Table6.C"/>
        <table:table-column table:style-name="Table6.D"/>
        <table:table-row table:style-name="TableLine2586801977792">
          <table:table-cell table:style-name="Table6.A1" office:value-type="string">
            <text:p text:style-name="P4"><text:span text:style-name="T156">Spark</text:span>: </text:p>
            <text:p text:style-name="P4"/>
          </table:table-cell>
          <table:table-cell table:style-name="Table6.A1" office:value-type="string">
            <text:p text:style-name="P29">Surges:</text:p>
          </table:table-cell>
          <table:table-cell table:style-name="Table6.C1" office:value-type="string">
            <text:p text:style-name="P2">Victories:</text:p>
          </table:table-cell>
          <table:table-cell table:style-name="Table6.C1" office:value-type="string">
            <text:p text:style-name="P3"><text:span text:style-name="T22">XP</text:span>: </text:p>
          </table:table-cell>
        </table:table-row>
      </table:table>
      <table:table table:name="Table12" table:style-name="Table12">
        <table:table-column table:style-name="Table12.A"/>
        <table:table-row table:style-name="TableLine2586801973440">
          <table:table-cell table:style-name="Table12.A1" office:value-type="string">
            <text:list xml:id="list3985041852" text:style-name="L1">
              <text:list-item>
                <text:p text:style-name="P103">At the start of your turn, gain <text:span text:style-name="T136">1d3</text:span> <text:span text:style-name="T160">spark</text:span>.</text:p>
              </text:list-item>
              <text:list-item>
                <text:p text:style-name="P104"><text:span text:style-name="T120">When you target an ally with Stoke the Flame</text:span>, gain 1 spark.</text:p>
              </text:list-item>
            </text:list>
          </table:table-cell>
        </table:table-row>
      </table:table>
      <text:p text:style-name="P6"/>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2586801988672">
          <table:table-cell table:style-name="Table10.A1" office:value-type="string">
            <text:p text:style-name="P28">Conditions</text:p>
          </table:table-cell>
          <table:table-cell table:style-name="Table10.A1" office:value-type="string">
            <text:p text:style-name="P31">Bleed</text:p>
          </table:table-cell>
          <table:table-cell table:style-name="Table10.A1" office:value-type="string">
            <text:p text:style-name="P31">Daze</text:p>
          </table:table-cell>
          <table:table-cell table:style-name="Table10.A1" office:value-type="string">
            <text:p text:style-name="P31">Fright</text:p>
          </table:table-cell>
          <table:table-cell table:style-name="Table10.A1" office:value-type="string">
            <text:p text:style-name="P31">Grab</text:p>
          </table:table-cell>
          <table:table-cell table:style-name="Table10.A1" office:value-type="string">
            <text:p text:style-name="P31">Prone</text:p>
          </table:table-cell>
          <table:table-cell table:style-name="Table10.A1" office:value-type="string">
            <text:p text:style-name="P31">Restrain</text:p>
          </table:table-cell>
          <table:table-cell table:style-name="Table10.A1" office:value-type="string">
            <text:p text:style-name="P31">Slow</text:p>
          </table:table-cell>
          <table:table-cell table:style-name="Table10.A1" office:value-type="string">
            <text:p text:style-name="P31">Taunt</text:p>
          </table:table-cell>
          <table:table-cell table:style-name="Table10.A1" office:value-type="string">
            <text:p text:style-name="P31">Weak</text:p>
          </table:table-cell>
          <table:table-cell table:style-name="Table10.K1" office:value-type="string">
            <text:p text:style-name="P31"/>
          </table:table-cell>
        </table:table-row>
        <table:table-row table:style-name="TableLine2586801989216">
          <table:table-cell table:style-name="Table10.A2" office:value-type="string">
            <text:p text:style-name="P30">End of Turn</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row table:style-name="TableLine2586801991120">
          <table:table-cell table:style-name="Table10.A2" office:value-type="string">
            <text:p text:style-name="P30">Save Ends</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27"/>
      <text:p text:style-name="P27">SKILLS</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2586801984048">
          <table:table-cell table:style-name="Table4.A1" office:value-type="string">
            <text:p text:style-name="P79">Crafting</text:p>
            <text:list xml:id="list170008215829739" text:continue-numbering="true" text:style-name="L1">
              <text:list-item>
                <text:p text:style-name="P105">Blacksmith (c3)</text:p>
              </text:list-item>
              <text:list-item>
                <text:p text:style-name="P106">Carpentry (cls)</text:p>
              </text:list-item>
            </text:list>
          </table:table-cell>
          <table:table-cell table:style-name="Table4.B1" office:value-type="string">
            <text:p text:style-name="P79">Explore</text:p>
            <text:list xml:id="list170008308557131" text:continue-numbering="true" text:style-name="L1">
              <text:list-item>
                <text:p text:style-name="P107">Jump (c2)</text:p>
              </text:list-item>
              <text:list-item>
                <text:p text:style-name="P108">Endure (c4)</text:p>
              </text:list-item>
              <text:list-item>
                <text:p text:style-name="P104">Navigate (sub)</text:p>
              </text:list-item>
            </text:list>
          </table:table-cell>
          <table:table-cell table:style-name="Table4.B1" office:value-type="string">
            <text:p text:style-name="P79">Interpersonal</text:p>
            <text:list xml:id="list170009023289934" text:continue-numbering="true" text:style-name="L1">
              <text:list-item>
                <text:p text:style-name="P107">Read Person (c1)</text:p>
              </text:list-item>
              <text:list-item>
                <text:p text:style-name="P109">Alertness (c4)</text:p>
              </text:list-item>
            </text:list>
          </table:table-cell>
          <table:table-cell table:style-name="Table4.B1" office:value-type="string">
            <text:p text:style-name="P79">Intrigue</text:p>
            <text:p text:style-name="P77">-</text:p>
          </table:table-cell>
          <table:table-cell table:style-name="Table4.E1" office:value-type="string">
            <text:p text:style-name="P79">Lore</text:p>
            <text:list xml:id="list170007024841213" text:continue-numbering="true" text:style-name="L1">
              <text:list-item>
                <text:p text:style-name="P106">Magic (cls)</text:p>
              </text:list-item>
              <text:list-item>
                <text:p text:style-name="P110">Nature (cls)</text:p>
              </text:list-item>
              <text:list-item>
                <text:p text:style-name="P110">Timescape (cls)</text:p>
              </text:list-item>
            </text:list>
          </table:table-cell>
        </table:table-row>
      </table:table>
      <text:p text:style-name="P8"/>
      <text:p text:style-name="P10">FEATURES</text:p>
      <text:section text:style-name="Sect1" text:name="Abilities">
        <table:table table:name="Table7" table:style-name="Table7">
          <table:table-column table:style-name="Table7.A"/>
          <table:table-row table:style-name="TableLine2586802002000">
            <table:table-cell table:style-name="Table7.A1" office:value-type="string">
              <text:p text:style-name="P37">Woodwise</text:p>
              <text:p text:style-name="P44">When you make a test with an <text:span text:style-name="T72">exploration skill</text:span> and at least one of the d10s rolled is a 1, you can reroll one d10. You can only use this perk once per test.</text:p>
            </table:table-cell>
          </table:table-row>
        </table:table>
        <text:p text:style-name="P15"/>
        <table:table table:name="Table5" table:style-name="Table5">
          <table:table-column table:style-name="Table5.A"/>
          <table:table-row table:style-name="TableLine2586802007712">
            <table:table-cell table:style-name="Table5.A1" office:value-type="string">
              <text:p text:style-name="P38">Corrupt Immunity</text:p>
              <text:p text:style-name="P45">Gain corrupt immunity = lvl + 2</text:p>
            </table:table-cell>
          </table:table-row>
        </table:table>
        <text:p text:style-name="P13"/>
        <table:table table:name="Table41" table:style-name="Table41">
          <table:table-column table:style-name="Table41.A"/>
          <table:table-row table:style-name="TableLine2586801998464">
            <table:table-cell table:style-name="Table41.A1" office:value-type="string">
              <text:p text:style-name="P40">Wildfire</text:p>
              <text:p text:style-name="P48"><text:span text:style-name="T120">If </text:span><text:span text:style-name="T121">your </text:span><text:span text:style-name="T120">spark roll is 3</text:span><text:span text:style-name="T175">,</text:span> that round you can shift into DT, and if DT is caused by an object, you can </text:p>
              <text:p text:style-name="P48">deal 2 (A) fire damage to it.</text:p>
            </table:table-cell>
          </table:table-row>
        </table:table>
        <text:p text:style-name="P22"/>
        <table:table table:name="Table42" table:style-name="Table42">
          <table:table-column table:style-name="Table42.A"/>
          <table:table-row table:style-name="TableLine2586801995744">
            <table:table-cell table:style-name="Table42.A1" office:value-type="string">
              <text:p text:style-name="P38">Fearless</text:p>
              <text:p text:style-name="P46">You can’t be made frightened.</text:p>
            </table:table-cell>
          </table:table-row>
        </table:table>
        <text:p text:style-name="P17"/>
        <table:table table:name="Table39" table:style-name="Table39">
          <table:table-column table:style-name="Table39.A"/>
          <table:table-row table:style-name="TableLine2586802006080">
            <table:table-cell table:style-name="Table39.A1" office:value-type="string">
              <text:p text:style-name="P38">Recovery Tumble</text:p>
              <text:p text:style-name="P42"><text:span text:style-name="T153">After being force moved,</text:span><text:span text:style-name="T139"> FTA shift 1 square.</text:span><text:span text:style-name="T138"> </text:span></text:p>
            </table:table-cell>
          </table:table-row>
        </table:table>
        <text:p text:style-name="P16"/>
        <table:table table:name="Table40" table:style-name="Table40">
          <table:table-column table:style-name="Table40.A"/>
          <table:table-row table:style-name="TableLine2586802003904">
            <table:table-cell table:style-name="Table40.A1" office:value-type="string">
              <text:p text:style-name="P36">Cult Victim</text:p>
              <text:p text:style-name="P43">Once per turn, you can move through a solid mundane object no more than 1 square thick. If you end your turn inside the object, you take 5 damage and are shunted out into the space where you entered. <text:span text:style-name="T178">(See also </text:span><text:span text:style-name="T126">Flameshade Gloves</text:span><text:span text:style-name="T178">)</text:span> </text:p>
            </table:table-cell>
          </table:table-row>
        </table:table>
        <text:p text:style-name="P35"/>
      </text:section>
      <text:section text:style-name="Sect1" text:name="Abilities 2">
        <text:p text:style-name="P18"><text:soft-page-break/>ABILITIES</text:p>
        <text:p text:style-name="P82"/>
        <table:table table:name="Table9" table:style-name="Table9">
          <table:table-column table:style-name="Table9.A"/>
          <table:table-row table:style-name="TableLine2586801994928">
            <table:table-cell table:style-name="Table9.A1" office:value-type="string">
              <text:h text:style-name="P93" text:outline-level="4">Shadowmeld</text:h>
            </table:table-cell>
          </table:table-row>
        </table:table>
        <table:table table:name="Table14" table:style-name="Table14">
          <table:table-column table:style-name="Table14.A"/>
          <table:table-column table:style-name="Table14.B"/>
          <table:table-row table:style-name="TableLine2586801996288">
            <table:table-cell table:style-name="Table14.A1" office:value-type="string">
              <text:p text:style-name="P63"><text:span text:style-name="T23">KW</text:span>: Magic</text:p>
            </table:table-cell>
            <table:table-cell table:style-name="Table14.B1" office:value-type="string">
              <text:p text:style-name="P63"><text:span text:style-name="T23">Type</text:span>: <text:span text:style-name="T58">Maneuver</text:span></text:p>
            </table:table-cell>
          </table:table-row>
          <table:table-row table:style-name="TableLine2586801999824">
            <table:table-cell table:style-name="Table14.A2" office:value-type="string">
              <text:p text:style-name="P63"><text:span text:style-name="T23">Distance</text:span>: <text:span text:style-name="T59">Self</text:span></text:p>
            </table:table-cell>
            <table:table-cell table:style-name="Table14.B2" office:value-type="string">
              <text:p text:style-name="P63"><text:span text:style-name="T23">Target</text:span>: <text:span text:style-name="T59">Self</text:span></text:p>
            </table:table-cell>
          </table:table-row>
        </table:table>
        <table:table table:name="Table15" table:style-name="Table15">
          <table:table-column table:style-name="Table15.A"/>
          <table:table-row table:style-name="TableLine2586802003632">
            <table:table-cell table:style-name="Table15.A1" office:value-type="string">
              <text:p text:style-name="P70"><text:span text:style-name="T41">E</text:span><text:span text:style-name="T42">ffect</text:span><text:span text:style-name="T36">: </text:span><text:span text:style-name="T37">You flatten yourself into a shadow against a wall or floor you are touching, and become hidden from any creature you have cover or concealment from or who isn’t observing you. </text:span></text:p>
              <text:p text:style-name="P23">While in shadow form, you have full awareness of your surroundings, and strikes made against you and tests made to search for you take a bane. You can’t move or be force moved, and you can’t take main actions or maneuvers except to exit this form or to direct creatures under your control, such as one you summon using an ability. Any ability or effect that targets more than 1 square affects you in this form only if it explicitly affects the surface you are flattened against. You can exit this form as a maneuver. </text:p>
              <text:p text:style-name="P23">If the surface you are flattened against is destroyed, this ability ends and you take 1d6 damage that can’t be reduced in any way. </text:p>
            </table:table-cell>
          </table:table-row>
        </table:table>
        <text:p text:style-name="P85"/>
        <table:table table:name="Table23" table:style-name="Table23">
          <table:table-column table:style-name="Table23.A"/>
          <table:table-row table:style-name="TableLine2586801992752">
            <table:table-cell table:style-name="Table23.A1" office:value-type="string">
              <text:h text:style-name="P95" text:outline-level="4">Stoke the Flame</text:h>
            </table:table-cell>
          </table:table-row>
        </table:table>
        <table:table table:name="Table24" table:style-name="Table24">
          <table:table-column table:style-name="Table24.A"/>
          <table:table-column table:style-name="Table24.B"/>
          <table:table-row table:style-name="TableLine2586802007440">
            <table:table-cell table:style-name="Table24.A1" office:value-type="string">
              <text:p text:style-name="P64"><text:span text:style-name="T23">KW</text:span>: Magic, <text:span text:style-name="T133">Ranged</text:span></text:p>
            </table:table-cell>
            <table:table-cell table:style-name="Table24.B1" office:value-type="string">
              <text:p text:style-name="P64"><text:span text:style-name="T23">Type</text:span>: Triggered</text:p>
            </table:table-cell>
          </table:table-row>
          <table:table-row table:style-name="TableLine2586801997376">
            <table:table-cell table:style-name="Table24.A2" office:value-type="string">
              <text:p text:style-name="P64"><text:span text:style-name="T23">Distance</text:span>: <text:span text:style-name="T56">Ranged </text:span><text:span text:style-name="T61">5</text:span></text:p>
            </table:table-cell>
            <table:table-cell table:style-name="Table24.B2" office:value-type="string">
              <text:p text:style-name="P64"><text:span text:style-name="T23">Target</text:span>: <text:span text:style-name="T57">1 </text:span><text:span text:style-name="T61">ally</text:span></text:p>
            </table:table-cell>
          </table:table-row>
        </table:table>
        <table:table table:name="Table38" table:style-name="Table38">
          <table:table-column table:style-name="Table38.A"/>
          <table:table-row table:style-name="TableLine2586802003088">
            <table:table-cell table:style-name="Table38.A1" office:value-type="string">
              <text:p text:style-name="P64"><text:span text:style-name="T74">Trigger</text:span><text:span text:style-name="T80">: </text:span><text:span text:style-name="T45">The target makes an ability roll for a </text:span><text:span text:style-name="T46">damage-dealing</text:span><text:span text:style-name="T45"> ability. </text:span></text:p>
            </table:table-cell>
          </table:table-row>
          <table:table-row table:style-name="TableLine2586802001184">
            <table:table-cell table:style-name="Table38.A2" office:value-type="string">
              <text:p text:style-name="P64"><text:span text:style-name="T73">Effect</text:span><text:span text:style-name="T79">: </text:span><text:span text:style-name="T38">Choose one effect from your talisman kit (Hawthorn):</text:span></text:p>
              <text:p text:style-name="P24"/>
              <text:list xml:id="list2503930726" text:style-name="L2">
                <text:list-item>
                  <text:p text:style-name="P111"><text:span text:style-name="T69">Berkanan</text:span><text:span text:style-name="T26">:</text:span><text:span text:style-name="T71"> </text:span><text:span text:style-name="T97">An enemy adjacent to one of the targets of the ability is </text:span><text:span text:style-name="T127">M &lt; </text:span><text:span text:style-name="T129">strong</text:span><text:span text:style-name="T97"> grabbed by a target of the ability. The grab cannot be ended by the grabber. </text:span></text:p>
                </text:list-item>
                <text:list-item>
                  <text:p text:style-name="P111"><text:span text:style-name="T69">Eihwaz</text:span><text:span text:style-name="T43">: </text:span><text:span text:style-name="T81">If a target of the ability is already bleeding, the ability has an edge on its power roll. Otherwise, one target of the ability is </text:span><text:span text:style-name="T128">A &lt; average</text:span><text:span text:style-name="T81"> bleeding (EoT). </text:span></text:p>
                </text:list-item>
                <text:list-item>
                  <text:p text:style-name="P112"><text:span text:style-name="T27">Thurisaz</text:span><text:span text:style-name="T28">: </text:span><text:span text:style-name="T81">If the target’s ability kills an enemy, the target can end o</text:span><text:span text:style-name="T82">ne</text:span><text:span text:style-name="T81"> </text:span><text:span text:style-name="T83">condition or </text:span><text:span text:style-name="T81">effect on them that is ended by a saving throw or that ends at the end of their turn. </text:span></text:p>
                </text:list-item>
              </text:list>
            </table:table-cell>
          </table:table-row>
        </table:table>
        <text:p text:style-name="P21"/>
        <text:p text:style-name="P86"/>
        <text:p text:style-name="P11"/>
        <text:p text:style-name="P86"/>
        <table:table table:name="Table8" table:style-name="Table8">
          <table:table-column table:style-name="Table8.A"/>
          <table:table-row table:style-name="TableLine2586802000640">
            <table:table-cell table:style-name="Table8.A1" office:value-type="string">
              <text:h text:style-name="P94" text:outline-level="4">Put Down Roots</text:h>
            </table:table-cell>
          </table:table-row>
        </table:table>
        <table:table table:name="Table11" table:style-name="Table11">
          <table:table-column table:style-name="Table11.A"/>
          <table:table-column table:style-name="Table11.B"/>
          <table:table-row table:style-name="TableLine2586802001728">
            <table:table-cell table:style-name="Table11.A1" office:value-type="string">
              <text:p text:style-name="P66"><text:span text:style-name="T23">KW</text:span>: <text:span text:style-name="T176">Area, </text:span>Magic</text:p>
            </table:table-cell>
            <table:table-cell table:style-name="Table11.B1" office:value-type="string">
              <text:p text:style-name="P66"><text:span text:style-name="T23">Type</text:span>: <text:span text:style-name="T58">Maneuver</text:span></text:p>
            </table:table-cell>
          </table:table-row>
          <table:table-row table:style-name="TableLine2586802012336">
            <table:table-cell table:style-name="Table11.A2" office:value-type="string">
              <text:p text:style-name="P66"><text:span text:style-name="T23">Distance</text:span>: <text:span text:style-name="T62">1 aura</text:span></text:p>
            </table:table-cell>
            <table:table-cell table:style-name="Table11.B2" office:value-type="string">
              <text:p text:style-name="P66"><text:span text:style-name="T23">Target</text:span>: <text:span text:style-name="T59">Self</text:span></text:p>
            </table:table-cell>
          </table:table-row>
        </table:table>
        <table:table table:name="Table22" table:style-name="Table22">
          <table:table-column table:style-name="Table22.A"/>
          <table:table-row table:style-name="TableLine2586802005536">
            <table:table-cell table:style-name="Table22.A1" office:value-type="string">
              <text:p text:style-name="P90"><text:span text:style-name="T29">E</text:span><text:span text:style-name="T30">ffect</text:span><text:span text:style-name="T33">: </text:span><text:span text:style-name="T34">Until the end of your next turn, the ground within the area is difficult terrain for enemies. </text:span></text:p>
            </table:table-cell>
          </table:table-row>
          <table:table-row table:style-name="TableLine2586802011520">
            <table:table-cell table:style-name="Table22.A2" office:value-type="string">
              <text:p text:style-name="P90"><text:span text:style-name="T31">Spend 1+ Spark</text:span><text:span text:style-name="T33">: For each spark you spend, the aura’s size is increased by 1 and your stability is increased by 1 until the end of your next turn. </text:span><text:span text:style-name="T34"><text:s/></text:span></text:p>
            </table:table-cell>
          </table:table-row>
        </table:table>
        <text:p text:style-name="P86"/>
        <table:table table:name="Table44" table:style-name="Table44">
          <table:table-column table:style-name="Table44.A"/>
          <table:table-row table:style-name="TableLine2586802011792">
            <table:table-cell table:style-name="Table44.A1" office:value-type="string">
              <text:h text:style-name="P96" text:outline-level="4">Melee Free Strike</text:h>
            </table:table-cell>
          </table:table-row>
        </table:table>
        <table:table table:name="Table45" table:style-name="Table45">
          <table:table-column table:style-name="Table45.A"/>
          <table:table-column table:style-name="Table45.B"/>
          <table:table-row table:style-name="TableLine2586802014240">
            <table:table-cell table:style-name="Table45.A1" office:value-type="string">
              <text:p text:style-name="P59"><text:span text:style-name="T23">KW</text:span>: <text:span text:style-name="T142">Charge, Melee, Strike, Weapon</text:span></text:p>
            </table:table-cell>
            <table:table-cell table:style-name="Table45.B1" office:value-type="string">
              <text:p text:style-name="P59"><text:span text:style-name="T23">Type</text:span>: <text:span text:style-name="T137">Main a</text:span><text:span text:style-name="T47">ction</text:span></text:p>
            </table:table-cell>
          </table:table-row>
          <table:table-row table:style-name="TableLine2586802024576">
            <table:table-cell table:style-name="Table45.A2" office:value-type="string">
              <text:p text:style-name="P59"><text:span text:style-name="T23">Distance</text:span>: <text:span text:style-name="T54">Melee 1</text:span></text:p>
            </table:table-cell>
            <table:table-cell table:style-name="Table45.B2" office:value-type="string">
              <text:p text:style-name="P59"><text:span text:style-name="T23">Target</text:span>: <text:span text:style-name="T52">1 </text:span><text:span text:style-name="T54">ctr</text:span><text:span text:style-name="T52"> </text:span><text:span text:style-name="T54">or obj</text:span></text:p>
            </table:table-cell>
          </table:table-row>
        </table:table>
        <table:table table:name="Table46" table:style-name="Table46">
          <table:table-column table:style-name="Table46.A"/>
          <table:table-row table:style-name="TableLine2586802022672">
            <table:table-cell table:style-name="Table46.A1" office:value-type="string">
              <text:p text:style-name="P50"><text:span text:style-name="T117">Power Roll </text:span>+ <text:span text:style-name="T70">2</text:span><text:span text:style-name="T91">:</text:span></text:p>
              <text:list xml:id="list170008289814790" text:continue-numbering="true" text:style-name="L2">
                <text:list-item>
                  <text:p text:style-name="P113">11-:<text:span text:style-name="T92"> </text:span><text:span text:style-name="T108">4</text:span><text:span text:style-name="T104"> </text:span><text:span text:style-name="T99">damage</text:span><text:span text:style-name="T94"> </text:span></text:p>
                </text:list-item>
                <text:list-item>
                  <text:p text:style-name="P113">12-16: <text:span text:style-name="T109">7</text:span><text:span text:style-name="T103"> damage</text:span><text:span text:style-name="T75"> </text:span></text:p>
                </text:list-item>
                <text:list-item>
                  <text:p text:style-name="P120"><text:span text:style-name="T75">17</text:span><text:span text:style-name="T77">+</text:span><text:span text:style-name="T75">: </text:span><text:span text:style-name="T109">9</text:span><text:span text:style-name="T103"> damage</text:span><text:span text:style-name="T75"> </text:span></text:p>
                </text:list-item>
              </text:list>
            </table:table-cell>
          </table:table-row>
        </table:table>
        <text:p text:style-name="P87"/>
        <table:table table:name="Table16" table:style-name="Table16">
          <table:table-column table:style-name="Table16.A"/>
          <table:table-row table:style-name="TableLine2586802015328">
            <table:table-cell table:style-name="Table16.A1" office:value-type="string">
              <text:h text:style-name="P97" text:outline-level="4">Ranged Free Strike</text:h>
            </table:table-cell>
          </table:table-row>
        </table:table>
        <table:table table:name="Table17" table:style-name="Table17">
          <table:table-column table:style-name="Table17.A"/>
          <table:table-column table:style-name="Table17.B"/>
          <table:table-row table:style-name="TableLine2586802019680">
            <table:table-cell table:style-name="Table17.A1" office:value-type="string">
              <text:p text:style-name="P67"><text:span text:style-name="T23">KW</text:span>: <text:span text:style-name="T137">Magic, Ranged, Strike</text:span></text:p>
            </table:table-cell>
            <table:table-cell table:style-name="Table17.B1" office:value-type="string">
              <text:p text:style-name="P67"><text:span text:style-name="T23">Type</text:span>: <text:span text:style-name="T137">Main a</text:span><text:span text:style-name="T47">ction</text:span></text:p>
            </table:table-cell>
          </table:table-row>
          <table:table-row table:style-name="TableLine2586802012880">
            <table:table-cell table:style-name="Table17.A2" office:value-type="string">
              <text:p text:style-name="P67"><text:span text:style-name="T23">Distance</text:span>: <text:span text:style-name="T55">Ranged </text:span><text:span text:style-name="T63">12</text:span></text:p>
            </table:table-cell>
            <table:table-cell table:style-name="Table17.B2" office:value-type="string">
              <text:p text:style-name="P67"><text:span text:style-name="T23">Target</text:span>: <text:span text:style-name="T52">1 </text:span><text:span text:style-name="T68">ctr or obj</text:span></text:p>
            </table:table-cell>
          </table:table-row>
        </table:table>
        <table:table table:name="Table18" table:style-name="Table18">
          <table:table-column table:style-name="Table18.A"/>
          <table:table-row table:style-name="TableLine2586802008528">
            <table:table-cell table:style-name="Table18.A1" office:value-type="string">
              <text:p text:style-name="P51"><text:span text:style-name="T117">Power Roll </text:span>+ <text:span text:style-name="T70">2</text:span><text:span text:style-name="T91">:</text:span></text:p>
              <text:list xml:id="list170007287516252" text:continue-numbering="true" text:style-name="L2">
                <text:list-item>
                  <text:p text:style-name="P114">11-:<text:span text:style-name="T92"> </text:span><text:span text:style-name="T115">6</text:span><text:span text:style-name="T104"> </text:span><text:span text:style-name="T99">damage</text:span><text:span text:style-name="T94"> </text:span></text:p>
                </text:list-item>
                <text:list-item>
                  <text:p text:style-name="P114">12-16: <text:span text:style-name="T115">8 </text:span><text:span text:style-name="T103">damage</text:span><text:span text:style-name="T75"> </text:span></text:p>
                </text:list-item>
                <text:list-item>
                  <text:p text:style-name="P114">17<text:span text:style-name="T116">+</text:span>:<text:span text:style-name="T92"> </text:span><text:span text:style-name="T115">10 </text:span><text:span text:style-name="T103">damage</text:span><text:span text:style-name="T75"> </text:span></text:p>
                </text:list-item>
              </text:list>
            </table:table-cell>
          </table:table-row>
        </table:table>
        <text:p text:style-name="P12"/>
        <table:table table:name="Table25" table:style-name="Table25">
          <table:table-column table:style-name="Table25.A"/>
          <table:table-row table:style-name="TableLine2586802023760">
            <table:table-cell table:style-name="Table25.A1" office:value-type="string">
              <text:p text:style-name="P39">Inner Flame</text:p>
              <text:p text:style-name="P47"><text:span text:style-name="T120">Once per round, when you make a</text:span><text:span text:style-name="T122">n ability</text:span><text:span text:style-name="T120"> roll for a </text:span><text:span text:style-name="T122">damage-dealing</text:span><text:span text:style-name="T120"> ability</text:span><text:span text:style-name="T175">,</text:span> FTA use 1 spark to Stoke the Flame targeting yourself. As a flameweaver, </text:p>
              <text:p text:style-name="P47"><text:span text:style-name="T172">after</text:span> you do this, you can shift 2 (A) squares.</text:p>
            </table:table-cell>
          </table:table-row>
        </table:table>
        <text:p text:style-name="P34"/>
        <text:p text:style-name="P33"/>
        <text:p text:style-name="P33"/>
        <text:p text:style-name="P33"/>
        <text:p text:style-name="P33"/>
        <text:p text:style-name="P33"/>
        <text:p text:style-name="P33"/>
        <text:p text:style-name="P33"><text:soft-page-break/></text:p>
        <table:table table:name="Table26" table:style-name="Table26">
          <table:table-column table:style-name="Table26.A"/>
          <table:table-row table:style-name="TableLine2586802014784">
            <table:table-cell table:style-name="Table26.A1" office:value-type="string">
              <text:h text:style-name="P98" text:outline-level="4">Two Shot</text:h>
            </table:table-cell>
          </table:table-row>
        </table:table>
        <table:table table:name="Table27" table:style-name="Table27">
          <table:table-column table:style-name="Table27.A"/>
          <table:table-column table:style-name="Table27.B"/>
          <table:table-row table:style-name="TableLine2586802016144">
            <table:table-cell table:style-name="Table27.A1" office:value-type="string">
              <text:p text:style-name="P69"><text:span text:style-name="T23">KW</text:span>: <text:span text:style-name="T143">Ranged, Strike,</text:span></text:p>
              <text:p text:style-name="P76">Weapon</text:p>
            </table:table-cell>
            <table:table-cell table:style-name="Table27.B1" office:value-type="string">
              <text:p text:style-name="P58"><text:span text:style-name="T23">Type</text:span>: <text:span text:style-name="T140">Main a</text:span><text:span text:style-name="T47">ction </text:span><text:span text:style-name="T48">(Signature)</text:span></text:p>
            </table:table-cell>
          </table:table-row>
          <table:table-row table:style-name="TableLine2586802010432">
            <table:table-cell table:style-name="Table27.A2" office:value-type="string">
              <text:p text:style-name="P58"><text:span text:style-name="T23">Distance</text:span>: <text:span text:style-name="T53">Ranged </text:span><text:span text:style-name="T60">12</text:span></text:p>
            </table:table-cell>
            <table:table-cell table:style-name="Table27.B2" office:value-type="string">
              <text:p text:style-name="P58"><text:span text:style-name="T23">Target</text:span>: <text:span text:style-name="T170">2</text:span><text:span text:style-name="T52"> </text:span><text:span text:style-name="T53">ctr</text:span><text:span text:style-name="T60">s</text:span><text:span text:style-name="T53"> or obj</text:span><text:span text:style-name="T60">s</text:span></text:p>
            </table:table-cell>
          </table:table-row>
        </table:table>
        <table:table table:name="Table28" table:style-name="Table28">
          <table:table-column table:style-name="Table28.A"/>
          <table:table-row table:style-name="TableLine2586802018864">
            <table:table-cell table:style-name="Table28.A1" office:value-type="string">
              <text:p text:style-name="P49"><text:span text:style-name="T117">Power Roll </text:span>+ <text:span text:style-name="T70">2</text:span><text:span text:style-name="T91">:</text:span></text:p>
              <text:list xml:id="list170007405781622" text:continue-numbering="true" text:style-name="L2">
                <text:list-item>
                  <text:p text:style-name="P115">11-:<text:span text:style-name="T92"> </text:span><text:span text:style-name="T112">4</text:span><text:span text:style-name="T100"> damage</text:span><text:span text:style-name="T96"> </text:span></text:p>
                </text:list-item>
                <text:list-item>
                  <text:p text:style-name="P116">12-16:<text:span text:style-name="T93"> </text:span><text:span text:style-name="T112">6</text:span><text:span text:style-name="T106"> damage</text:span><text:span text:style-name="T78"> </text:span></text:p>
                </text:list-item>
                <text:list-item>
                  <text:p text:style-name="P116"><text:span text:style-name="T84">17+</text:span>:<text:span text:style-name="T93"> </text:span><text:span text:style-name="T112">8</text:span><text:span text:style-name="T106"> damage</text:span><text:span text:style-name="T78"> </text:span></text:p>
                </text:list-item>
              </text:list>
            </table:table-cell>
          </table:table-row>
        </table:table>
        <text:p text:style-name="P19"/>
        <table:table table:name="Table29" table:style-name="Table29">
          <table:table-column table:style-name="Table29.A"/>
          <table:table-row table:style-name="TableLine2586802017776">
            <table:table-cell table:style-name="Table29.A1" office:value-type="string">
              <text:h text:style-name="P99" text:outline-level="4">Untame the Land</text:h>
            </table:table-cell>
          </table:table-row>
        </table:table>
        <table:table table:name="Table30" table:style-name="Table30">
          <table:table-column table:style-name="Table30.A"/>
          <table:table-column table:style-name="Table30.B"/>
          <table:table-row table:style-name="TableLine2586802020224">
            <table:table-cell table:style-name="Table30.A1" office:value-type="string">
              <text:p text:style-name="P58"><text:span text:style-name="T23">KW</text:span>: <text:span text:style-name="T144">Area, Magic</text:span></text:p>
            </table:table-cell>
            <table:table-cell table:style-name="Table30.B1" office:value-type="string">
              <text:p text:style-name="P58"><text:span text:style-name="T23">Type</text:span>: <text:span text:style-name="T140">Main a</text:span><text:span text:style-name="T47">ction </text:span><text:span text:style-name="T48">(Signature)</text:span></text:p>
            </table:table-cell>
          </table:table-row>
          <table:table-row table:style-name="TableLine2586802009072">
            <table:table-cell table:style-name="Table30.A2" office:value-type="string">
              <text:p text:style-name="P58"><text:span text:style-name="T23">Distance</text:span>: <text:span text:style-name="T144">2 </text:span><text:span text:style-name="T171">burst</text:span></text:p>
            </table:table-cell>
            <table:table-cell table:style-name="Table30.B2" office:value-type="string">
              <text:p text:style-name="P58"><text:span text:style-name="T23">Target</text:span>: <text:span text:style-name="T144">A</text:span><text:span text:style-name="T51">ll enemies</text:span></text:p>
            </table:table-cell>
          </table:table-row>
        </table:table>
        <table:table table:name="Table31" table:style-name="Table31">
          <table:table-column table:style-name="Table31.A"/>
          <table:table-row table:style-name="TableLine2586802025392">
            <table:table-cell table:style-name="Table31.A1" office:value-type="string">
              <text:p text:style-name="P49"><text:span text:style-name="T117">Power Roll </text:span>+ <text:span text:style-name="T70">2</text:span><text:span text:style-name="T91">:</text:span></text:p>
              <text:list xml:id="list170007881048093" text:continue-numbering="true" text:style-name="L2">
                <text:list-item>
                  <text:p text:style-name="P117">11-:<text:span text:style-name="T92"> </text:span><text:span text:style-name="T110">2 </text:span><text:span text:style-name="T113">poison</text:span><text:span text:style-name="T107"> </text:span><text:span text:style-name="T99">damage</text:span><text:span text:style-name="T94"> </text:span></text:p>
                </text:list-item>
                <text:list-item>
                  <text:p text:style-name="P118">12-16:<text:span text:style-name="T95"> </text:span><text:span text:style-name="T113">4</text:span><text:span text:style-name="T110"> </text:span><text:span text:style-name="T113">poison</text:span><text:span text:style-name="T107"> </text:span><text:span text:style-name="T99">damage; </text:span><text:span text:style-name="T113">pull</text:span><text:span text:style-name="T101"> </text:span><text:span text:style-name="T102">1</text:span><text:span text:style-name="T94"> </text:span></text:p>
                </text:list-item>
                <text:list-item>
                  <text:p text:style-name="P119"><text:span text:style-name="T85">17</text:span><text:span text:style-name="T86">+</text:span><text:span text:style-name="T85">:</text:span><text:span text:style-name="T75"> </text:span><text:span text:style-name="T113">6</text:span><text:span text:style-name="T110"> </text:span><text:span text:style-name="T113">poison</text:span><text:span text:style-name="T107"> </text:span><text:span text:style-name="T105">damage; </text:span><text:span text:style-name="T113">pull</text:span><text:span text:style-name="T110"> </text:span><text:span text:style-name="T114">1</text:span><text:span text:style-name="T111">; </text:span><text:span text:style-name="T113">restrained (EoT)</text:span><text:span text:style-name="T76"> </text:span></text:p>
                </text:list-item>
              </text:list>
            </table:table-cell>
          </table:table-row>
        </table:table>
        <text:p text:style-name="P81"/>
        <text:p text:style-name="P81"/>
        <table:table table:name="Table19" table:style-name="Table19">
          <table:table-column table:style-name="Table19.A"/>
          <table:table-row table:style-name="TableLine2586802010976">
            <table:table-cell table:style-name="Table19.A1" office:value-type="string">
              <text:h text:style-name="P100" text:outline-level="4"><text:span text:style-name="T177">Dance Like Embers</text:span> <text:span text:style-name="T146">(</text:span><text:span text:style-name="T119">3 </text:span><text:span text:style-name="T125">Spark</text:span><text:span text:style-name="T146">)</text:span></text:h>
            </table:table-cell>
          </table:table-row>
        </table:table>
        <table:table table:name="Table20" table:style-name="Table20">
          <table:table-column table:style-name="Table20.A"/>
          <table:table-column table:style-name="Table20.B"/>
          <table:table-row table:style-name="TableLine2586802031104">
            <table:table-cell table:style-name="Table20.A1" office:value-type="string">
              <text:p text:style-name="P61"><text:span text:style-name="T23">KW</text:span>: <text:span text:style-name="T145">Magic</text:span></text:p>
            </table:table-cell>
            <table:table-cell table:style-name="Table20.B1" office:value-type="string">
              <text:p text:style-name="P61"><text:span text:style-name="T23">Type</text:span>: <text:span text:style-name="T50">Maneuver</text:span></text:p>
            </table:table-cell>
          </table:table-row>
          <table:table-row table:style-name="TableLine2586802039264">
            <table:table-cell table:style-name="Table20.A2" office:value-type="string">
              <text:p text:style-name="P60"><text:span text:style-name="T23">Distance</text:span>: <text:span text:style-name="T65">Self</text:span></text:p>
            </table:table-cell>
            <table:table-cell table:style-name="Table20.B2" office:value-type="string">
              <text:p text:style-name="P61"><text:span text:style-name="T23">Target</text:span>: <text:span text:style-name="T65">Self</text:span></text:p>
            </table:table-cell>
          </table:table-row>
        </table:table>
        <table:table table:name="Table21" table:style-name="Table21">
          <table:table-column table:style-name="Table21.A"/>
          <table:table-row table:style-name="TableLine2586802042800">
            <table:table-cell table:style-name="Table21.A1" office:value-type="string">
              <text:p text:style-name="P91"><text:span text:style-name="T28">E</text:span><text:span text:style-name="T32">ffect</text:span><text:span text:style-name="T35">: You can teleport twice, each time up to 2 squares. If you are adjacent an enemy, no matter the enemy’s size, you can teleport to a space on the opposite side of the enemy as one of the teleports. All 3 squares before and after your teleports count as allies for flanking enemies until the end of your turn</text:span><text:span text:style-name="T167">. </text:span></text:p>
            </table:table-cell>
          </table:table-row>
        </table:table>
        <text:p text:style-name="P88"/>
        <text:p text:style-name="P89"/>
        <table:table table:name="Table32" table:style-name="Table32">
          <table:table-column table:style-name="Table32.A"/>
          <table:table-row table:style-name="TableLine2586802032736">
            <table:table-cell table:style-name="Table32.A1" office:value-type="string">
              <text:h text:style-name="P101" text:outline-level="4"><text:span text:style-name="T174">Smoldering Sword</text:span> <text:span text:style-name="T118">(</text:span><text:span text:style-name="T119">5</text:span><text:span text:style-name="T118"> </text:span><text:span text:style-name="T124">Spark</text:span><text:span text:style-name="T118">)</text:span></text:h>
            </table:table-cell>
          </table:table-row>
        </table:table>
        <table:table table:name="Table33" table:style-name="Table33">
          <table:table-column table:style-name="Table33.A"/>
          <table:table-column table:style-name="Table33.B"/>
          <table:table-row table:style-name="TableLine2586802026208">
            <table:table-cell table:style-name="Table33.A1" office:value-type="string">
              <text:p text:style-name="P62"><text:span text:style-name="T23">KW</text:span>: <text:span text:style-name="T135">Magic</text:span><text:span text:style-name="T117">, </text:span><text:span text:style-name="T135">Ranged</text:span></text:p>
            </table:table-cell>
            <table:table-cell table:style-name="Table33.B1" office:value-type="string">
              <text:p text:style-name="P58"><text:span text:style-name="T23">Type</text:span>: <text:span text:style-name="T146">Main a</text:span><text:span text:style-name="T47">ction </text:span><text:span text:style-name="T49">(Heroic)</text:span></text:p>
            </table:table-cell>
          </table:table-row>
          <table:table-row table:style-name="TableLine2586802026480">
            <table:table-cell table:style-name="Table33.A2" office:value-type="string">
              <text:p text:style-name="P58"><text:span text:style-name="T23">Distance</text:span>: <text:span text:style-name="T67">Ranged </text:span><text:span text:style-name="T66">5</text:span></text:p>
            </table:table-cell>
            <table:table-cell table:style-name="Table33.B2" office:value-type="string">
              <text:p text:style-name="P68"><text:span text:style-name="T23">Target</text:span>: <text:span text:style-name="T66">Special</text:span></text:p>
            </table:table-cell>
          </table:table-row>
        </table:table>
        <table:table table:name="Table34" table:style-name="Table34">
          <table:table-column table:style-name="Table34.A"/>
          <table:table-row table:style-name="TableLine2586802027296">
            <table:table-cell table:style-name="Table34.A1" office:value-type="string">
              <text:p text:style-name="P72"><text:span text:style-name="T43">E</text:span><text:span text:style-name="T44">ffect</text:span><text:span text:style-name="T39">: </text:span><text:span text:style-name="T98">You summon in an unoccupied space within distance an ethereal flaming sword of size 1S that can’t be harmed. The sword lasts until the end of the encounter. Summoning a new smoldering sword dismisses the previous one. </text:span></text:p>
              <text:p text:style-name="P78"/>
              <text:p text:style-name="P78">All creatures can move through the sword’s space, but enemies who move into or out of the space provoke Opportunity Attacks from you. </text:p>
              <text:p text:style-name="P78"/>
              <text:p text:style-name="P72"><text:span text:style-name="T98">When you use a Weapon attack, you can choose to attack from the sword’s position. An attack performed in this way temporarily gains the Magic keyword and any untyped damage it deals is instead fire damage</text:span><text:span text:style-name="T40">.</text:span></text:p>
            </table:table-cell>
          </table:table-row>
        </table:table>
        <text:p text:style-name="P57"/>
        <text:p text:style-name="P57"/>
        <table:table table:name="Table35" table:style-name="Table35">
          <table:table-column table:style-name="Table35.A"/>
          <table:table-row table:style-name="TableLine2586802031648">
            <table:table-cell table:style-name="Table35.A1" office:value-type="string">
              <text:h text:style-name="P102" text:outline-level="4"><text:span text:style-name="T173">Thread the Needle</text:span> <text:span text:style-name="T118">(5 </text:span><text:span text:style-name="T123">Spark</text:span><text:span text:style-name="T118">)</text:span></text:h>
            </table:table-cell>
          </table:table-row>
        </table:table>
        <table:table table:name="Table36" table:style-name="Table36">
          <table:table-column table:style-name="Table36.A"/>
          <table:table-column table:style-name="Table36.B"/>
          <table:table-row table:style-name="TableLine2586802037088">
            <table:table-cell table:style-name="Table36.A1" office:value-type="string">
              <text:p text:style-name="P65"><text:span text:style-name="T23">KW</text:span>: <text:span text:style-name="T173">Magic</text:span></text:p>
            </table:table-cell>
            <table:table-cell table:style-name="Table36.B1" office:value-type="string">
              <text:p text:style-name="P58"><text:span text:style-name="T23">Type</text:span>: <text:span text:style-name="T147">Main a</text:span><text:span text:style-name="T47">ction </text:span><text:span text:style-name="T49">(Heroic)</text:span></text:p>
            </table:table-cell>
          </table:table-row>
          <table:table-row table:style-name="TableLine2586802037360">
            <table:table-cell table:style-name="Table36.A2" office:value-type="string">
              <text:p text:style-name="P58"><text:span text:style-name="T23">Distance</text:span>: <text:span text:style-name="T173">Self</text:span></text:p>
            </table:table-cell>
            <table:table-cell table:style-name="Table36.B2" office:value-type="string">
              <text:p text:style-name="P58"><text:span text:style-name="T23">Target</text:span>: <text:span text:style-name="T64">Self</text:span></text:p>
            </table:table-cell>
          </table:table-row>
        </table:table>
        <table:table table:name="Table37" table:style-name="Table37">
          <table:table-column table:style-name="Table37.A"/>
          <table:table-row table:style-name="TableLine2586802031920">
            <table:table-cell table:style-name="Table37.A1" office:value-type="string">
              <text:p text:style-name="P71"><text:span text:style-name="T87">Effect</text:span><text:span text:style-name="T88">: </text:span><text:span text:style-name="T89">Use a signature ability. After you use the ability, you can shift up to your speed </text:span><text:span text:style-name="T90">(6)</text:span><text:span text:style-name="T89"> and make a melee free strike. </text:span></text:p>
            </table:table-cell>
          </table:table-row>
        </table:table>
        <text:p text:style-name="P19"/>
        <text:p text:style-name="P14"/>
        <table:table table:name="Table43" table:style-name="Table43">
          <table:table-column table:style-name="Table43.A"/>
          <table:table-row table:style-name="TableLine2586802027568">
            <table:table-cell table:style-name="Table43.A1" office:value-type="string">
              <text:p text:style-name="P41">Flameshade Gloves</text:p>
              <text:p text:style-name="P25"><text:span text:style-name="T120">When you use a move action</text:span> while wearing these gloves, you can place one hand upon a mundane object as part of that move action. If the object is 1 square thick or less and has open space on the other side (for example, a door or wall), you pull your body through it as though the object wasn’t there. </text:p>
              <text:p text:style-name="P25"/>
              <text:p text:style-name="P25">If the object is too thick or has no open space on the other side, your hand becomes stuck inside the object. Removing your hand takes a successful </text:p>
              <text:p text:style-name="P25"><text:span text:style-name="T24">H</text:span><text:span text:style-name="T23">ard Might test</text:span> made as a main action. </text:p>
            </table:table-cell>
          </table:table-row>
        </table:table>
        <text:p text:style-name="P20"/>
        <text:p text:style-name="P9"/>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Ability_20_Title" style:display-name="Ability Title" style:family="paragraph" style:parent-style-name="Heading_20_4" style:default-outline-level="" style:list-style-name="">
      <style:paragraph-properties fo:margin-top="0in" fo:margin-bottom="0in" style:contextual-spacing="false" fo:text-align="center" style:justify-single-word="false"/>
      <style:text-properties style:use-window-font-color="true" loext:opacity="0%" style:font-name="Liberation Serif" fo:font-family="'Liberation Serif'" style:font-family-generic="roman" style:font-pitch="variable" fo:font-size="15pt" fo:font-style="italic" fo:font-weight="bold" officeooo:rsid="0186de89" style:font-name-asian="Microsoft YaHei" style:font-family-asian="'Microsoft YaHei'" style:font-family-generic-asian="system" style:font-pitch-asian="variable" style:font-size-asian="15pt" style:font-style-asian="italic" style:font-weight-asian="bold" style:font-name-complex="Lucida Sans" style:font-family-complex="'Lucida Sans'" style:font-family-generic-complex="system" style:font-pitch-complex="variable" style:font-size-complex="15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style style:name="MT2" style:family="text">
      <style:text-properties officeooo:rsid="017b7355"/>
    </style:style>
    <style:style style:name="MT3" style:family="text">
      <style:text-properties officeooo:rsid="01f636a8"/>
    </style:style>
    <style:style style:name="MT4" style:family="text">
      <style:text-properties officeooo:rsid="01f77b39"/>
    </style:style>
    <style:style style:name="MT5" style:family="text">
      <style:text-properties officeooo:rsid="01884e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My</text:span> <text:span text:style-name="MT3">Kiln </text:span><text:span text:style-name="MT4">(v0.3.5)</text:span> <text:span text:style-name="MT5">6/21</text:span><text:span text:style-name="MT2">/25</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10H6M38S</meta:editing-duration>
    <meta:editing-cycles>519</meta:editing-cycles>
    <dc:date>2025-06-22T17:00:06.740000000</dc:date>
    <meta:document-statistic meta:table-count="46" meta:image-count="0" meta:object-count="0" meta:page-count="3" meta:paragraph-count="163" meta:word-count="1159" meta:character-count="6234" meta:non-whitespace-character-count="5181"/>
  </office:meta>
</office:document-meta>
</file>